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erif1" svg:font-family="'Liberation Serif'"/>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353cm" loext:contextual-spacing="false" fo:line-height="115%">
        <style:tab-stops>
          <style:tab-stop style:position="15.399cm"/>
          <style:tab-stop style:position="15.558cm"/>
        </style:tab-stops>
      </style:paragraph-properties>
    </style:style>
    <style:style style:name="P2" style:family="paragraph" style:parent-style-name="Standard">
      <style:paragraph-properties fo:margin-top="0cm" fo:margin-bottom="0.353cm" loext:contextual-spacing="false" fo:line-height="115%"/>
      <style:text-properties officeooo:paragraph-rsid="000256c6"/>
    </style:style>
    <style:style style:name="P3" style:family="paragraph" style:parent-style-name="Standard">
      <style:paragraph-properties fo:margin-top="0cm" fo:margin-bottom="0.353cm" loext:contextual-spacing="false" fo:line-height="115%">
        <style:tab-stops>
          <style:tab-stop style:position="15.399cm"/>
          <style:tab-stop style:position="15.558cm"/>
        </style:tab-stops>
      </style:paragraph-properties>
      <style:text-properties style:font-name="Calibri" fo:font-size="11pt" fo:language="en" fo:country="none" fo:font-weight="normal" style:font-size-asian="11pt" style:font-weight-asian="normal"/>
    </style:style>
    <style:style style:name="P4" style:family="paragraph" style:parent-style-name="Standard">
      <style:paragraph-properties fo:margin-top="0cm" fo:margin-bottom="0.353cm" loext:contextual-spacing="false" fo:line-height="115%"/>
      <style:text-properties style:font-name="Calibri" fo:font-size="11pt" fo:language="en" fo:country="none" fo:font-weight="normal" officeooo:paragraph-rsid="000256c6" style:font-size-asian="11pt" style:font-weight-asian="normal"/>
    </style:style>
    <style:style style:name="P5" style:family="paragraph" style:parent-style-name="Standard">
      <style:paragraph-properties fo:margin-top="0cm" fo:margin-bottom="0.353cm" loext:contextual-spacing="false" fo:line-height="115%">
        <style:tab-stops>
          <style:tab-stop style:position="15.399cm"/>
          <style:tab-stop style:position="15.558cm"/>
        </style:tab-stops>
      </style:paragraph-properties>
      <style:text-properties style:font-name="Calibri" fo:font-size="11pt" fo:language="en" fo:country="none" fo:font-weight="bold" style:font-size-asian="11pt" style:font-weight-asian="bold"/>
    </style:style>
    <style:style style:name="P6" style:family="paragraph" style:parent-style-name="Standard">
      <style:paragraph-properties fo:margin-top="0cm" fo:margin-bottom="0.353cm" loext:contextual-spacing="false" fo:line-height="115%">
        <style:tab-stops>
          <style:tab-stop style:position="15.399cm"/>
          <style:tab-stop style:position="15.558cm"/>
        </style:tab-stops>
      </style:paragraph-properties>
      <style:text-properties style:font-name="Calibri" fo:font-size="11pt" fo:language="en" fo:country="none" fo:font-weight="bold" officeooo:paragraph-rsid="000256c6" style:font-size-asian="11pt" style:font-weight-asian="bold"/>
    </style:style>
    <style:style style:name="P7" style:family="paragraph" style:parent-style-name="Standard">
      <style:paragraph-properties fo:margin-top="0cm" fo:margin-bottom="0.353cm" loext:contextual-spacing="false" fo:line-height="115%"/>
      <style:text-properties style:font-name="Calibri" fo:font-size="11pt" fo:language="en" fo:country="none" fo:font-weight="bold" officeooo:paragraph-rsid="000256c6" style:font-size-asian="11pt" style:font-weight-asian="bold"/>
    </style:style>
    <style:style style:name="P8" style:family="paragraph" style:parent-style-name="Standard">
      <style:paragraph-properties fo:margin-top="0cm" fo:margin-bottom="0.353cm" loext:contextual-spacing="false" fo:line-height="100%" fo:text-align="start" style:justify-single-word="false">
        <style:tab-stops>
          <style:tab-stop style:position="15.399cm"/>
          <style:tab-stop style:position="15.558cm"/>
        </style:tab-stops>
      </style:paragraph-properties>
      <style:text-properties style:use-window-font-color="true" style:font-name="Calibri1" fo:font-size="11pt" fo:font-weight="normal" officeooo:paragraph-rsid="0003d57a" fo:background-color="transparent" style:font-name-asian="Calibri1" style:font-name-complex="Calibri1"/>
    </style:style>
    <style:style style:name="P9" style:family="paragraph" style:parent-style-name="Standard">
      <style:paragraph-properties fo:line-height="100%" fo:text-align="start" style:justify-single-word="false"/>
      <style:text-properties style:use-window-font-color="true" style:font-name="Calibri1" fo:font-size="11pt" fo:font-weight="normal" officeooo:paragraph-rsid="0003d57a" fo:background-color="transparent" style:font-name-asian="Calibri1" style:font-name-complex="Calibri1"/>
    </style:style>
    <style:style style:name="P10" style:family="paragraph" style:parent-style-name="Standard">
      <style:paragraph-properties fo:line-height="100%" fo:text-align="start" style:justify-single-word="false"/>
      <style:text-properties style:use-window-font-color="true" style:font-name="Calibri1" fo:font-size="11pt" fo:font-weight="bold" officeooo:paragraph-rsid="0003d57a" fo:background-color="transparent" style:font-name-asian="Calibri1" style:font-name-complex="Calibri1"/>
    </style:style>
    <style:style style:name="P11" style:family="paragraph" style:parent-style-name="Standard">
      <style:paragraph-properties fo:line-height="100%" fo:text-align="start" style:justify-single-word="false"/>
      <style:text-properties style:use-window-font-color="true" style:font-name="Liberation Serif1" fo:font-size="12pt" fo:font-weight="bold" officeooo:paragraph-rsid="0003d57a" fo:background-color="transparent" style:font-name-asian="Liberation Serif1" style:font-name-complex="Liberation Serif1"/>
    </style:style>
    <style:style style:name="P12" style:family="paragraph" style:parent-style-name="Standard">
      <style:paragraph-properties fo:line-height="100%" fo:text-align="start" style:justify-single-word="false"/>
      <style:text-properties style:use-window-font-color="true" style:font-name="Liberation Serif1" fo:font-size="12pt" fo:font-weight="normal" officeooo:paragraph-rsid="0003d57a" fo:background-color="transparent" style:font-name-asian="Liberation Serif1" style:font-name-complex="Liberation Serif1"/>
    </style:style>
    <style:style style:name="P13" style:family="paragraph" style:parent-style-name="Standard" style:master-page-name="Standard">
      <style:paragraph-properties fo:margin-top="0cm" fo:margin-bottom="0.353cm" loext:contextual-spacing="false" fo:line-height="115%" style:page-number="auto"/>
      <style:text-properties officeooo:paragraph-rsid="000256c6"/>
    </style:style>
    <style:style style:name="P14" style:family="paragraph" style:parent-style-name="Standard">
      <style:paragraph-properties fo:margin-top="0cm" fo:margin-bottom="0.353cm" loext:contextual-spacing="false" fo:line-height="100%" fo:text-align="start" style:justify-single-word="false">
        <style:tab-stops>
          <style:tab-stop style:position="15.399cm"/>
          <style:tab-stop style:position="15.558cm"/>
        </style:tab-stops>
      </style:paragraph-properties>
      <style:text-properties style:use-window-font-color="true" style:font-name="Calibri1" fo:font-size="11pt" fo:font-weight="normal" officeooo:paragraph-rsid="0003d57a" fo:background-color="transparent" style:font-name-asian="Calibri1" style:font-name-complex="Calibri1"/>
    </style:style>
    <style:style style:name="P15" style:family="paragraph" style:parent-style-name="Standard">
      <style:paragraph-properties fo:margin-top="0cm" fo:margin-bottom="0.353cm" loext:contextual-spacing="false" fo:line-height="100%" fo:text-align="start" style:justify-single-word="false">
        <style:tab-stops>
          <style:tab-stop style:position="15.399cm"/>
          <style:tab-stop style:position="15.558cm"/>
        </style:tab-stops>
      </style:paragraph-properties>
      <style:text-properties style:use-window-font-color="true" style:font-name="Calibri1" fo:font-size="11pt" fo:font-weight="normal" officeooo:paragraph-rsid="00055a6b" fo:background-color="transparent" style:font-name-asian="Calibri1" style:font-name-complex="Calibri1"/>
    </style:style>
    <style:style style:name="P16" style:family="paragraph" style:parent-style-name="Standard">
      <style:paragraph-properties fo:line-height="100%" fo:text-align="start" style:justify-single-word="false"/>
      <style:text-properties style:use-window-font-color="true" style:font-name="Calibri1" fo:font-size="11pt" fo:font-weight="normal" officeooo:paragraph-rsid="00055a6b" fo:background-color="transparent" style:font-name-asian="Calibri1" style:font-name-complex="Calibri1"/>
    </style:style>
    <style:style style:name="P17" style:family="paragraph" style:parent-style-name="Standard">
      <style:paragraph-properties fo:line-height="100%" fo:text-align="start" style:justify-single-word="false"/>
      <style:text-properties style:use-window-font-color="true" style:font-name="Calibri1" fo:font-size="11pt" fo:font-weight="bold" officeooo:paragraph-rsid="00055a6b" fo:background-color="transparent" style:font-name-asian="Calibri1" style:font-name-complex="Calibri1"/>
    </style:style>
    <style:style style:name="P18" style:family="paragraph" style:parent-style-name="Standard">
      <style:paragraph-properties fo:line-height="100%" fo:text-align="start" style:justify-single-word="false"/>
      <style:text-properties style:use-window-font-color="true" style:font-name="Liberation Serif1" fo:font-size="12pt" fo:font-weight="bold" officeooo:paragraph-rsid="00055a6b" fo:background-color="transparent" style:font-name-asian="Liberation Serif1" style:font-name-complex="Liberation Serif1"/>
    </style:style>
    <style:style style:name="P19" style:family="paragraph" style:parent-style-name="Standard">
      <style:paragraph-properties fo:line-height="100%" fo:text-align="start" style:justify-single-word="false"/>
      <style:text-properties style:use-window-font-color="true" style:font-name="Liberation Serif1" fo:font-size="12pt" fo:font-weight="normal" officeooo:paragraph-rsid="00055a6b" fo:background-color="transparent" style:font-name-asian="Liberation Serif1" style:font-name-complex="Liberation Serif1"/>
    </style:style>
    <style:style style:name="T1" style:family="text">
      <style:text-properties style:font-name="Calibri" fo:font-size="11pt" fo:language="en" fo:country="none" fo:font-weight="bold" style:font-size-asian="11pt" style:font-weight-asian="bold"/>
    </style:style>
    <style:style style:name="T2" style:family="text">
      <style:text-properties style:font-name="Calibri" fo:font-size="11pt" fo:language="en" fo:country="none" fo:font-weight="normal" style:font-size-asian="11pt" style:font-weight-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1. Create a simple form with some functionality that it add record, edit record and delete respective recored by pressing button. data are not send to database. you have need to validate data and perform all operation on client side</text:span><text:span text:style-name="T2">.</text:span></text:p>
      <text:p text:style-name="P4"/>
      <text:p text:style-name="P4">&lt;html&gt;</text:p>
      <text:p text:style-name="P4"><text:s text:c="4"/>&lt;head&gt;</text:p>
      <text:p text:style-name="P4"><text:s text:c="8"/>&lt;title&gt;Hello User</text:p>
      <text:p text:style-name="P4"><text:s text:c="8"/>&lt;/title&gt;</text:p>
      <text:p text:style-name="P2"><text:span text:style-name="T2"><text:s text:c="8"/>&lt;link rel="stylesheet" href="</text:span><text:a xlink:type="simple" xlink:href="https://maxcdn.bootstrapcdn.com/bootstrap/3.4.0/css/bootstrap.min.css" text:style-name="ListLabel_20_1" text:visited-style-name="ListLabel_20_1"><text:span text:style-name="T2">https://maxcdn.bootstrapcdn.com/bootstrap/3.4.0/css/bootstrap.min.css</text:span></text:a><text:span text:style-name="T2">"&gt;</text:span></text:p>
      <text:p text:style-name="P2"><text:span text:style-name="T2"><text:s text:c="8"/>&lt;script src="</text:span><text:a xlink:type="simple" xlink:href="https://ajax.googleapis.com/ajax/libs/jquery/3.3.1/jquery.min.js" text:style-name="ListLabel_20_1" text:visited-style-name="ListLabel_20_1"><text:span text:style-name="T2">https://ajax.googleapis.com/ajax/libs/jquery/3.3.1/jquery.min.js</text:span></text:a><text:span text:style-name="T2">"&gt;&lt;/script&gt;</text:span></text:p>
      <text:p text:style-name="P2"><text:span text:style-name="T2"><text:s text:c="8"/>&lt;script src="</text:span><text:a xlink:type="simple" xlink:href="https://maxcdn.bootstrapcdn.com/bootstrap/3.4.0/js/bootstrap.min.js" text:style-name="ListLabel_20_1" text:visited-style-name="ListLabel_20_1"><text:span text:style-name="T2">https://maxcdn.bootstrapcdn.com/bootstrap/3.4.0/js/bootstrap.min.js</text:span></text:a><text:span text:style-name="T2">"&gt;&lt;/script&gt;</text:span></text:p>
      <text:p text:style-name="P4"/>
      <text:p text:style-name="P4"><text:s text:c="8"/>&lt;script&gt;</text:p>
      <text:p text:style-name="P4"><text:s text:c="12"/>let x;</text:p>
      <text:p text:style-name="P4"><text:s text:c="12"/>let row;</text:p>
      <text:p text:style-name="P4"><text:s text:c="12"/>let cell1,cell2,cell3,cell4,cell5;</text:p>
      <text:p text:style-name="P4"><text:s text:c="12"/>let nam,code,sal,cty;</text:p>
      <text:p text:style-name="P4"><text:s text:c="12"/>let flag=1;</text:p>
      <text:p text:style-name="P4"/>
      <text:p text:style-name="P4"><text:s text:c="12"/>function Events()</text:p>
      <text:p text:style-name="P4"><text:s text:c="12"/>{</text:p>
      <text:p text:style-name="P4"><text:s text:c="16"/>let a=[];</text:p>
      <text:p text:style-name="P4"><text:s text:c="16"/>nam=document.getElementById('name').value;</text:p>
      <text:p text:style-name="P4"><text:soft-page-break/><text:s text:c="16"/>code=document.getElementById('ecode').value;</text:p>
      <text:p text:style-name="P4"><text:s text:c="16"/>sal=document.getElementById('sal').value;</text:p>
      <text:p text:style-name="P4"><text:s text:c="16"/>cty=document.getElementById('city').value;</text:p>
      <text:p text:style-name="P4"><text:s text:c="16"/></text:p>
      <text:p text:style-name="P4"><text:s text:c="16"/>if(flag)</text:p>
      <text:p text:style-name="P4"><text:s text:c="16"/>{ <text:s text:c="3"/></text:p>
      <text:p text:style-name="P4"><text:s text:c="20"/>addElements();</text:p>
      <text:p text:style-name="P4"><text:s text:c="16"/>}</text:p>
      <text:p text:style-name="P4"><text:s text:c="16"/>else</text:p>
      <text:p text:style-name="P4"><text:s text:c="16"/>{</text:p>
      <text:p text:style-name="P4"><text:s text:c="20"/>let n,c,s,ci;</text:p>
      <text:p text:style-name="P4"><text:s text:c="20"/>n=document.getElementById('name').value;</text:p>
      <text:p text:style-name="P4"><text:s text:c="20"/>c=document.getElementById('ecode').value;</text:p>
      <text:p text:style-name="P4"><text:s text:c="20"/>s=document.getElementById('sal').value;</text:p>
      <text:p text:style-name="P4"><text:s text:c="20"/>ci=document.getElementById('city').value;</text:p>
      <text:p text:style-name="P4"><text:s text:c="18"/></text:p>
      <text:p text:style-name="P4"><text:s text:c="20"/>x.parentElement.parentElement.cells[0].innerHTML=n;</text:p>
      <text:p text:style-name="P4"><text:s text:c="20"/>x.parentElement.parentElement.cells[1].innerHTML=c;</text:p>
      <text:p text:style-name="P4"><text:s text:c="20"/>x.parentElement.parentElement.cells[2].innerHTML=s;</text:p>
      <text:p text:style-name="P4"><text:s text:c="20"/>x.parentElement.parentElement.cells[3].innerHTML=ci;</text:p>
      <text:p text:style-name="P4"><text:s text:c="20"/>console.log( x.parentElement.parentElement.cells[0]);</text:p>
      <text:p text:style-name="P4"><text:s text:c="16"/>}</text:p>
      <text:p text:style-name="P4"><text:s text:c="16"/>flag=1;</text:p>
      <text:p text:style-name="P4"><text:s text:c="12"/>}</text:p>
      <text:p text:style-name="P4"/>
      <text:p text:style-name="P4"/>
      <text:p text:style-name="P4"><text:soft-page-break/></text:p>
      <text:p text:style-name="P4"/>
      <text:p text:style-name="P4"><text:s text:c="13"/>function editElements(a)</text:p>
      <text:p text:style-name="P4"><text:s text:c="12"/>{</text:p>
      <text:p text:style-name="P4"><text:s text:c="16"/>flag=0;</text:p>
      <text:p text:style-name="P4"><text:s text:c="16"/>document.getElementById('name').value=a.parentElement.parentElement.cells[0].innerHTML;</text:p>
      <text:p text:style-name="P4"><text:s text:c="16"/>document.getElementById('ecode').value=a.parentElement.parentElement.cells[1].innerHTML;</text:p>
      <text:p text:style-name="P4"><text:s text:c="16"/>document.getElementById('sal').value=a.parentElement.parentElement.cells[2].innerHTML;</text:p>
      <text:p text:style-name="P4"><text:s text:c="16"/>document.getElementById('city').value=a.parentElement.parentElement.cells[3].innerHTML;</text:p>
      <text:p text:style-name="P4"><text:s text:c="16"/>x=a;</text:p>
      <text:p text:style-name="P4"><text:s text:c="12"/>}</text:p>
      <text:p text:style-name="P4"/>
      <text:p text:style-name="P4"/>
      <text:p text:style-name="P4"><text:s text:c="12"/></text:p>
      <text:p text:style-name="P4"><text:s text:c="12"/>function deleteElements(b)</text:p>
      <text:p text:style-name="P4"><text:s text:c="12"/>{</text:p>
      <text:p text:style-name="P4"><text:s text:c="16"/>document.getElementById('myTable').deleteRow(1);</text:p>
      <text:p text:style-name="P4"><text:s text:c="12"/>}</text:p>
      <text:p text:style-name="P4"><text:s text:c="11"/></text:p>
      <text:p text:style-name="P4"><text:s text:c="11"/></text:p>
      <text:p text:style-name="P4"><text:s text:c="12"/>function addElements()</text:p>
      <text:p text:style-name="P4"><text:soft-page-break/><text:s text:c="12"/>{</text:p>
      <text:p text:style-name="P4"><text:s text:c="16"/>let i=1; <text:s text:c="3"/></text:p>
      <text:p text:style-name="P4"><text:s text:c="16"/>row=myTable.insertRow(i++);</text:p>
      <text:p text:style-name="P4"><text:s text:c="16"/>cell1=row.insertCell();</text:p>
      <text:p text:style-name="P4"><text:s text:c="16"/>cell2=row.insertCell();</text:p>
      <text:p text:style-name="P4"><text:s text:c="16"/>cell3=row.insertCell();</text:p>
      <text:p text:style-name="P4"><text:s text:c="16"/>cell4=row.insertCell();</text:p>
      <text:p text:style-name="P4"><text:s text:c="16"/>cell5=row.insertCell(); <text:s/></text:p>
      <text:p text:style-name="P4"><text:s text:c="16"/>cell6=row.insertCell(); </text:p>
      <text:p text:style-name="P4"><text:s text:c="15"/></text:p>
      <text:p text:style-name="P4"><text:s text:c="16"/>cell1.innerHTML=nam;</text:p>
      <text:p text:style-name="P4"><text:s text:c="16"/>cell2.innerHTML=code;</text:p>
      <text:p text:style-name="P4"><text:s text:c="16"/>cell3.innerHTML=sal;</text:p>
      <text:p text:style-name="P4"><text:s text:c="16"/>cell4.innerHTML=cty;</text:p>
      <text:p text:style-name="P4"><text:s text:c="16"/>cell5.innerHTML="&lt;a onclick = \"editElements(this)\" &gt;Edit&lt;/a&gt;";</text:p>
      <text:p text:style-name="P4"><text:s text:c="16"/>cell6.innerHTML="&lt;a onclick =\"deleteElements(this)\"&gt;Delete&lt;/a&gt;";</text:p>
      <text:p text:style-name="P4"><text:s text:c="16"/>document.getElementById('name').value="";</text:p>
      <text:p text:style-name="P4"><text:s text:c="16"/>document.getElementById('ecode').value="";</text:p>
      <text:p text:style-name="P4"><text:s text:c="16"/>document.getElementById('sal').value="";</text:p>
      <text:p text:style-name="P4"><text:s text:c="16"/>document.getElementById('city').value="";</text:p>
      <text:p text:style-name="P4"><text:s text:c="12"/>}</text:p>
      <text:p text:style-name="P4"><text:s text:c="11"/></text:p>
      <text:p text:style-name="P4"><text:s text:c="8"/>&lt;/script&gt;</text:p>
      <text:p text:style-name="P4"/>
      <text:p text:style-name="P4"><text:s text:c="8"/>&lt;style&gt;</text:p>
      <text:p text:style-name="P4"><text:s text:c="8"/>table,tr,th{</text:p>
      <text:p text:style-name="P4"><text:soft-page-break/><text:s text:c="16"/>padding: 20px;</text:p>
      <text:p text:style-name="P4"><text:s text:c="8"/>}</text:p>
      <text:p text:style-name="P4"><text:s text:c="8"/>&lt;/style&gt;</text:p>
      <text:p text:style-name="P4"/>
      <text:p text:style-name="P4"><text:s text:c="8"/></text:p>
      <text:p text:style-name="P4"><text:s text:c="4"/>&lt;/head&gt;</text:p>
      <text:p text:style-name="P4"><text:s text:c="4"/>&lt;body&gt;</text:p>
      <text:p text:style-name="P4"><text:s text:c="8"/>&lt;div class="container-fluid"&gt;</text:p>
      <text:p text:style-name="P4"><text:s text:c="12"/>&lt;div class="row"&gt;</text:p>
      <text:p text:style-name="P4"><text:s text:c="16"/>&lt;div class="col-md-6" style="background-color:rgb(87, 129, 83);"&gt;</text:p>
      <text:p text:style-name="P4"><text:s text:c="12"/>&lt;h2&gt;Cloud Analogy&lt;/h2&gt;</text:p>
      <text:p text:style-name="P4"><text:s text:c="12"/>&lt;form action="#"&gt;</text:p>
      <text:p text:style-name="P4"><text:s text:c="14"/>&lt;div class="form-group"&gt;</text:p>
      <text:p text:style-name="P4"><text:s text:c="16"/>&lt;label for="name"&gt;Full Name:&lt;/label&gt;</text:p>
      <text:p text:style-name="P4"><text:s text:c="16"/>&lt;input type="text" class="form-control" id="name" placeholder="Enter name here" name="name" required /&gt;</text:p>
      <text:p text:style-name="P4"><text:s text:c="14"/>&lt;/div&gt;</text:p>
      <text:p text:style-name="P4"><text:s text:c="14"/>&lt;div class="form-group"&gt;</text:p>
      <text:p text:style-name="P4"><text:s text:c="16"/>&lt;label for="ecode"&gt;EMP Code:&lt;/label&gt;</text:p>
      <text:p text:style-name="P4"><text:s text:c="16"/>&lt;input type="text" class="form-control" id="ecode" placeholder="Enter EMP code" name="ecode" required /&gt;</text:p>
      <text:p text:style-name="P4"><text:s text:c="14"/>&lt;/div&gt;</text:p>
      <text:p text:style-name="P4"><text:s text:c="14"/>&lt;div class="form-group"&gt;</text:p>
      <text:p text:style-name="P4"><text:s text:c="16"/>&lt;label for="sal"&gt;Salary:&lt;/label&gt;</text:p>
      <text:p text:style-name="P4"><text:s text:c="16"/>&lt;input type="text" class="form-control" id="sal" placeholder="Enter salary here" name="sal" required/&gt;</text:p>
      <text:p text:style-name="P4"><text:s text:c="14"/>&lt;/div&gt;</text:p>
      <text:p text:style-name="P4"><text:soft-page-break/><text:s text:c="14"/>&lt;div class="form-group"&gt;</text:p>
      <text:p text:style-name="P4"><text:s text:c="16"/>&lt;label for="city"&gt;City:&lt;/label&gt;</text:p>
      <text:p text:style-name="P4"><text:s text:c="16"/>&lt;input type="text" class="form-control" id="city" placeholder="Enter city here" name="city" required/&gt;</text:p>
      <text:p text:style-name="P4"><text:s text:c="14"/>&lt;/div&gt;</text:p>
      <text:p text:style-name="P4"><text:s text:c="14"/>&lt;button type="button" class="btn btn-default" id="submit" onclick="Events()"&gt;Submit&lt;/button&gt;</text:p>
      <text:p text:style-name="P4"><text:s text:c="12"/>&lt;/form&gt;</text:p>
      <text:p text:style-name="P4"><text:s text:c="10"/>&lt;/div&gt;</text:p>
      <text:p text:style-name="P4"><text:s text:c="10"/>&lt;div class="col-md-6" style="background-color:rgb(180, 166, 169); padding: 20px;"&gt;</text:p>
      <text:p text:style-name="P4"><text:s text:c="14"/>&lt;p id="test"&gt;&lt;/p&gt;</text:p>
      <text:p text:style-name="P4"><text:s text:c="14"/>&lt;table id="myTable"&gt;</text:p>
      <text:p text:style-name="P4"><text:s text:c="18"/>&lt;tr&gt;</text:p>
      <text:p text:style-name="P4"><text:s text:c="20"/>&lt;th&gt;</text:p>
      <text:p text:style-name="P4"><text:s text:c="23"/>Name:</text:p>
      <text:p text:style-name="P4"><text:s text:c="20"/>&lt;/th&gt;</text:p>
      <text:p text:style-name="P4"><text:s text:c="20"/>&lt;th&gt;</text:p>
      <text:p text:style-name="P4"><text:s text:c="24"/>EMP Code:</text:p>
      <text:p text:style-name="P4"><text:s text:c="20"/>&lt;/th&gt;</text:p>
      <text:p text:style-name="P4"><text:s text:c="20"/>&lt;th&gt;</text:p>
      <text:p text:style-name="P4"><text:s text:c="24"/>Salary:</text:p>
      <text:p text:style-name="P4"><text:s text:c="20"/>&lt;/th&gt;</text:p>
      <text:p text:style-name="P4"><text:s text:c="20"/>&lt;th&gt;</text:p>
      <text:p text:style-name="P4"><text:s text:c="24"/>City:</text:p>
      <text:p text:style-name="P4"><text:s text:c="20"/>&lt;/th&gt;</text:p>
      <text:p text:style-name="P4"><text:s text:c="18"/>&lt;/tr&gt;</text:p>
      <text:p text:style-name="P4"><text:soft-page-break/></text:p>
      <text:p text:style-name="P4"><text:s text:c="14"/>&lt;/table&gt;</text:p>
      <text:p text:style-name="P4"><text:s text:c="10"/>&lt;/div&gt;</text:p>
      <text:p text:style-name="P4"><text:s text:c="10"/>&lt;/div&gt;</text:p>
      <text:p text:style-name="P4"><text:s text:c="10"/>&lt;/div&gt;</text:p>
      <text:p text:style-name="P4"><text:s text:c="10"/></text:p>
      <text:p text:style-name="P4"><text:s text:c="8"/>&lt;/body&gt;</text:p>
      <text:p text:style-name="P4">&lt;/html&gt;</text:p>
      <text:p text:style-name="P4"/>
      <text:p text:style-name="P7">2. Write a JavaScript program to calculate the sum n + n/2 + n/4 + n/8 + .... where n is a positive integer and all divisions are integer.</text:p>
      <text:p text:style-name="P4">function Fun(num){</text:p>
      <text:p text:style-name="P4"><text:s text:c="2"/>let sum=0;</text:p>
      <text:p text:style-name="P4"><text:s/>for(let i=0;i&lt;num;i++){</text:p>
      <text:p text:style-name="P4"><text:tab/>sum=Math.floor(sum+(num/Math.floor(2,i)));</text:p>
      <text:p text:style-name="P4"><text:s/>}</text:p>
      <text:p text:style-name="P4"><text:s text:c="2"/>console.log(sum);</text:p>
      <text:p text:style-name="P4">}</text:p>
      <text:p text:style-name="P4">Fun(5);</text:p>
      <text:p text:style-name="P7">3. Write a JavaScript program to display the current day and time.</text:p>
      <text:p text:style-name="P4">&lt;html&gt;</text:p>
      <text:p text:style-name="P4"><text:s text:c="4"/>&lt;head&gt;</text:p>
      <text:p text:style-name="P4"><text:s text:c="8"/>&lt;script&gt;</text:p>
      <text:p text:style-name="P4"><text:s text:c="8"/>function Date_Time(d){</text:p>
      <text:p text:style-name="P4"/>
      <text:p text:style-name="P4"><text:s text:c="12"/>let menu={</text:p>
      <text:p text:style-name="P4"><text:s text:c="16"/>0:"Sunday",</text:p>
      <text:p text:style-name="P4"><text:soft-page-break/><text:s text:c="16"/>1:"Monday",</text:p>
      <text:p text:style-name="P4"><text:s text:c="16"/>2:"Tuesday",</text:p>
      <text:p text:style-name="P4"><text:s text:c="16"/>3:"Wednessday",</text:p>
      <text:p text:style-name="P4"><text:s text:c="16"/>4:"Thruesday",</text:p>
      <text:p text:style-name="P4"><text:s text:c="16"/>5:"Friday",</text:p>
      <text:p text:style-name="P4"><text:s text:c="16"/>6:"Saterday"</text:p>
      <text:p text:style-name="P4"><text:s text:c="12"/>};</text:p>
      <text:p text:style-name="P4"><text:s text:c="12"/>document.write(menu);</text:p>
      <text:p text:style-name="P4"><text:s text:c="12"/>let dd = new Date(d);</text:p>
      <text:p text:style-name="P4"><text:s text:c="16"/>//document.getElementById("demo").innerHTML = d.getDay();</text:p>
      <text:p text:style-name="P4"><text:s text:c="11"/>let day=dd.getDay();</text:p>
      <text:p text:style-name="P4"><text:s text:c="12"/>// document.write(day);</text:p>
      <text:p text:style-name="P4"><text:s text:c="12"/>switch(day){</text:p>
      <text:p text:style-name="P4"><text:s text:c="16"/>case 0:</text:p>
      <text:p text:style-name="P4"><text:s text:c="20"/>document.write("Today is:"+menu[day]);</text:p>
      <text:p text:style-name="P4"><text:s text:c="20"/>break;</text:p>
      <text:p text:style-name="P4"><text:s text:c="16"/>case 1:</text:p>
      <text:p text:style-name="P4"><text:s text:c="20"/>document.write("Today is:"+menu[day]);</text:p>
      <text:p text:style-name="P4"><text:s text:c="20"/>break;</text:p>
      <text:p text:style-name="P4"><text:s text:c="16"/>case 2:</text:p>
      <text:p text:style-name="P4"><text:s text:c="20"/>document.write("Today is:"+menu[day]);</text:p>
      <text:p text:style-name="P4"><text:s text:c="20"/>break;</text:p>
      <text:p text:style-name="P4"><text:s text:c="16"/>case 3:</text:p>
      <text:p text:style-name="P4"><text:s text:c="20"/>document.write("Today is:"+menu[day]);</text:p>
      <text:p text:style-name="P4"><text:s text:c="20"/>break;</text:p>
      <text:p text:style-name="P4"><text:s text:c="16"/>case 4:</text:p>
      <text:p text:style-name="P4"><text:soft-page-break/><text:s text:c="20"/>document.write("Today is:"+menu[day]);</text:p>
      <text:p text:style-name="P4"><text:s text:c="20"/>break;</text:p>
      <text:p text:style-name="P4"><text:s text:c="16"/>case 5:</text:p>
      <text:p text:style-name="P4"><text:s text:c="20"/>document.write("Today is"+menu[day]);</text:p>
      <text:p text:style-name="P4"><text:s text:c="20"/>break;</text:p>
      <text:p text:style-name="P4"><text:s text:c="16"/>case 6:</text:p>
      <text:p text:style-name="P4"><text:s text:c="20"/>document.write("Today is"+menu[day]);</text:p>
      <text:p text:style-name="P4"><text:s text:c="20"/>break;</text:p>
      <text:p text:style-name="P4"><text:s text:c="16"/>default:</text:p>
      <text:p text:style-name="P4"><text:s text:c="20"/>document.write("Invalid inpur");</text:p>
      <text:p text:style-name="P4"><text:s text:c="12"/>}</text:p>
      <text:p text:style-name="P4"><text:s text:c="11"/>let <text:s/>h=dd.getHours();</text:p>
      <text:p text:style-name="P4"><text:s text:c="12"/>let <text:s text:c="2"/>m = dd.getMinutes();</text:p>
      <text:p text:style-name="P4"><text:s text:c="12"/>let s=dd.getSeconds(); </text:p>
      <text:p text:style-name="P4"><text:s text:c="12"/>document.write( (h&gt;12)? h +"PM"+":"+ m + ":" + s: h+"AM"+":"+m+":"+s);</text:p>
      <text:p text:style-name="P4"><text:s text:c="8"/>}</text:p>
      <text:p text:style-name="P4"><text:s text:c="8"/>Date_Time("2011-04-20")</text:p>
      <text:p text:style-name="P4"><text:s text:c="8"/>&lt;/script&gt;</text:p>
      <text:p text:style-name="P4"><text:s text:c="4"/>&lt;/head&gt;</text:p>
      <text:p text:style-name="P4">&lt;/html&gt;</text:p>
      <text:p text:style-name="P7">4. Write a function which convert the <text:s/>number to word and word to number.</text:p>
      <text:p text:style-name="P7">Digit 0 is replaced with 'a',1 is replaced with 'b' and so on,with digit 9 replaced by 'j'.</text:p>
      <text:p text:style-name="P4">&lt;html&gt;</text:p>
      <text:p text:style-name="P4"><text:s text:c="4"/>&lt;head&gt;</text:p>
      <text:p text:style-name="P4"><text:soft-page-break/><text:s text:c="8"/>&lt;script&gt;</text:p>
      <text:p text:style-name="P4"><text:s text:c="8"/>function wordString(str){</text:p>
      <text:p text:style-name="P4"><text:s text:c="12"/>let word=str.charCodeAt(str.length-1);</text:p>
      <text:p text:style-name="P4"><text:s text:c="12"/>console.log(word);</text:p>
      <text:p text:style-name="P4"><text:s text:c="12"/>let collection={</text:p>
      <text:p text:style-name="P4"><text:s text:c="16"/>0:a,1:b,2:c,4:d,5:e,6:f,7:g,8:h,9:i,10:j</text:p>
      <text:p text:style-name="P4"><text:s text:c="12"/>};</text:p>
      <text:p text:style-name="P4"><text:s text:c="12"/>for(let i=0;i&lt;word.length;i++){</text:p>
      <text:p text:style-name="P4"><text:s text:c="12"/>switch(word){</text:p>
      <text:p text:style-name="P4"><text:s text:c="24"/>case '0' :</text:p>
      <text:p text:style-name="P4"><text:s text:c="32"/>b[i] ='a';</text:p>
      <text:p text:style-name="P4"><text:s text:c="33"/>break;</text:p>
      <text:p text:style-name="P4"/>
      <text:p text:style-name="P4"><text:s text:c="24"/>case '1' :</text:p>
      <text:p text:style-name="P4"><text:s text:c="33"/>b[i] ='b'; break;</text:p>
      <text:p text:style-name="P4"><text:s text:c="24"/>case '2' :</text:p>
      <text:p text:style-name="P4"><text:s text:c="32"/>b[i] ='c'; break;</text:p>
      <text:p text:style-name="P4"/>
      <text:p text:style-name="P4"><text:s text:c="24"/>case '3' :</text:p>
      <text:p text:style-name="P4"><text:s text:c="33"/>b[i] ='d'; break;</text:p>
      <text:p text:style-name="P4"/>
      <text:p text:style-name="P4"><text:s text:c="24"/>case '4' :</text:p>
      <text:p text:style-name="P4"><text:s text:c="33"/>b[i] ='e'; break;</text:p>
      <text:p text:style-name="P4"/>
      <text:p text:style-name="P4"><text:s text:c="24"/>case '5' :</text:p>
      <text:p text:style-name="P4"><text:s text:c="33"/>b[i] ='f'; break;</text:p>
      <text:p text:style-name="P4"><text:soft-page-break/></text:p>
      <text:p text:style-name="P4"><text:s text:c="24"/>case '6' :</text:p>
      <text:p text:style-name="P4"><text:s text:c="33"/>b[i] ='g'; break;</text:p>
      <text:p text:style-name="P4"/>
      <text:p text:style-name="P4"><text:s text:c="24"/>case '7' :</text:p>
      <text:p text:style-name="P4"><text:s text:c="33"/>b[i] ='h'; break;</text:p>
      <text:p text:style-name="P4"/>
      <text:p text:style-name="P4"><text:s text:c="24"/>case '8' : </text:p>
      <text:p text:style-name="P4"><text:s text:c="34"/>b[i] ='i'; break;</text:p>
      <text:p text:style-name="P4"/>
      <text:p text:style-name="P4"><text:s text:c="24"/>case '9' : </text:p>
      <text:p text:style-name="P4"><text:s text:c="33"/>b[i] ='j'; break;</text:p>
      <text:p text:style-name="P4"/>
      <text:p text:style-name="P4"><text:s text:c="24"/>case '' : </text:p>
      <text:p text:style-name="P4"><text:s text:c="33"/>b[i] =''; break;</text:p>
      <text:p text:style-name="P4"/>
      <text:p text:style-name="P4"><text:s text:c="24"/>case 'a' :</text:p>
      <text:p text:style-name="P4"><text:s text:c="34"/>b[i] ='0';</text:p>
      <text:p text:style-name="P4"><text:s text:c="34"/>break;</text:p>
      <text:p text:style-name="P4"/>
      <text:p text:style-name="P4"><text:s text:c="24"/>case 'b' :</text:p>
      <text:p text:style-name="P4"><text:s text:c="33"/>b[i] ='1'; break;</text:p>
      <text:p text:style-name="P4"><text:s text:c="24"/>case 'c' :</text:p>
      <text:p text:style-name="P4"><text:s text:c="33"/>b[i] ='2'; break;</text:p>
      <text:p text:style-name="P4"/>
      <text:p text:style-name="P4"><text:s text:c="24"/>case 'd' :</text:p>
      <text:p text:style-name="P4"><text:soft-page-break/><text:s text:c="32"/>b[i] ='3'; break;</text:p>
      <text:p text:style-name="P4"/>
      <text:p text:style-name="P4"><text:s text:c="24"/>case 'e' :</text:p>
      <text:p text:style-name="P4"><text:s text:c="33"/>b[i] ='4'; break;</text:p>
      <text:p text:style-name="P4"/>
      <text:p text:style-name="P4"><text:s text:c="24"/>case 'f' :</text:p>
      <text:p text:style-name="P4"><text:s text:c="33"/>b[i] ='5'; break;</text:p>
      <text:p text:style-name="P4"/>
      <text:p text:style-name="P4"><text:s text:c="24"/>case 'g' :</text:p>
      <text:p text:style-name="P4"><text:s text:c="34"/>b[i] ='6'; break;</text:p>
      <text:p text:style-name="P4"/>
      <text:p text:style-name="P4"><text:s text:c="24"/>case 'h' :</text:p>
      <text:p text:style-name="P4"><text:s text:c="33"/>b[i] ='7'; break;</text:p>
      <text:p text:style-name="P4"/>
      <text:p text:style-name="P4"><text:s text:c="24"/>case 'i' : </text:p>
      <text:p text:style-name="P4"><text:s text:c="33"/>b[i] ='8'; break;</text:p>
      <text:p text:style-name="P4"/>
      <text:p text:style-name="P4"><text:s text:c="24"/>case 'j' : </text:p>
      <text:p text:style-name="P4"><text:s text:c="35"/>b[i] ='9'; break;</text:p>
      <text:p text:style-name="P4"><text:s text:c="24"/>case '' : </text:p>
      <text:p text:style-name="P4"><text:s text:c="33"/>b[i] =''; break;</text:p>
      <text:p text:style-name="P4"><text:s text:c="12"/>}</text:p>
      <text:p text:style-name="P4"><text:s text:c="8"/>}</text:p>
      <text:p text:style-name="P4"/>
      <text:p text:style-name="P4"/>
      <text:p text:style-name="P4"/>
      <text:p text:style-name="P4"><text:soft-page-break/><text:s text:c="8"/>}</text:p>
      <text:p text:style-name="P4"><text:s text:c="8"/>wordString("vikash10021")</text:p>
      <text:p text:style-name="P4"><text:s text:c="8"/>&lt;/script&gt;</text:p>
      <text:p text:style-name="P4"><text:s text:c="4"/>&lt;/head&gt;</text:p>
      <text:p text:style-name="P4">&lt;/html&gt;</text:p>
      <text:p text:style-name="P6"/>
      <text:p text:style-name="P5">1. Write a JavaScript program to check if a point lies strictly inside a given circle. Go to the editor.</text:p>
      <text:p text:style-name="P3">&lt;html&gt;</text:p>
      <text:p text:style-name="P3"><text:s text:c="4"/>&lt;head&gt;</text:p>
      <text:p text:style-name="P3"><text:s text:c="8"/>&lt;title&gt;</text:p>
      <text:p text:style-name="P3"><text:s text:c="12"/>Circle Test</text:p>
      <text:p text:style-name="P3"><text:s text:c="8"/>&lt;/title&gt;</text:p>
      <text:p text:style-name="P3"><text:s text:c="8"/>&lt;script&gt;</text:p>
      <text:p text:style-name="P3"><text:s text:c="8"/>function Fuc(a,b,r,p1,p2){</text:p>
      <text:p text:style-name="P3"><text:s text:c="10"/>// <text:s/>document.write("vikash kumar");</text:p>
      <text:p text:style-name="P3"><text:s text:c="12"/>let d=(Math.pow(p1-a,2)+Math.pow(p2-b,2))</text:p>
      <text:p text:style-name="P3"><text:s text:c="12"/>//let d=((p1-a)**2+(p2-b)**2);</text:p>
      <text:p text:style-name="P3"><text:s text:c="12"/>document.write(d);</text:p>
      <text:p text:style-name="P3"><text:s text:c="12"/>if(d==Math.pow(r,2)){</text:p>
      <text:p text:style-name="P3"><text:s text:c="16"/>document.write("Point are the on the circle");</text:p>
      <text:p text:style-name="P3"><text:s text:c="12"/>}</text:p>
      <text:p text:style-name="P3"><text:s text:c="12"/>if(d&gt;Math.pow(r,2)){</text:p>
      <text:p text:style-name="P3"><text:s text:c="16"/>document.write("Point are the outside the circle");</text:p>
      <text:p text:style-name="P3"><text:s text:c="12"/>}</text:p>
      <text:p text:style-name="P3"><text:s text:c="12"/>if(d&lt;Math.pow(r,2)){</text:p>
      <text:p text:style-name="P3"><text:s text:c="16"/>document.write("point are inside the circle");</text:p>
      <text:p text:style-name="P3"><text:soft-page-break/><text:s text:c="12"/>}</text:p>
      <text:p text:style-name="P3"><text:s text:c="8"/>}</text:p>
      <text:p text:style-name="P3"><text:s text:c="8"/>Fuc(0,0,5,2,2);</text:p>
      <text:p text:style-name="P3"><text:s text:c="8"/>&lt;/script&gt;</text:p>
      <text:p text:style-name="P3"><text:s text:c="4"/>&lt;/head&gt;</text:p>
      <text:p text:style-name="P3">&lt;/html&gt;</text:p>
      <text:p text:style-name="P3"/>
      <text:p text:style-name="P5">2. Create a method, pass the date and return the day in this format:</text:p>
      <text:p text:style-name="P5">‘MO’, ‘TU’, ‘WE’, ‘TH’, ‘FR’, ‘SA’, ‘SU’.</text:p>
      <text:p text:style-name="P3">&lt;html&gt;</text:p>
      <text:p text:style-name="P3"><text:s text:c="4"/>&lt;head&gt;</text:p>
      <text:p text:style-name="P3"><text:s text:c="8"/>&lt;script&gt;</text:p>
      <text:p text:style-name="P3"><text:s text:c="12"/>function display()</text:p>
      <text:p text:style-name="P3"><text:s text:c="12"/>{</text:p>
      <text:p text:style-name="P3"><text:s text:c="12"/>let a=["SU","MO","TU","WE","TH","FR","SA"];</text:p>
      <text:p text:style-name="P3"><text:s text:c="12"/>let x=document.getElementById("btn").value;</text:p>
      <text:p text:style-name="P3"><text:s text:c="12"/>let d=new Date(x);</text:p>
      <text:p text:style-name="P3"><text:s text:c="12"/>document.write(a[d.getDay()]);</text:p>
      <text:p text:style-name="P3"><text:s text:c="12"/>}</text:p>
      <text:p text:style-name="P3"><text:s text:c="12"/>&lt;/script&gt;</text:p>
      <text:p text:style-name="P3"><text:s text:c="4"/>&lt;/head&gt;</text:p>
      <text:p text:style-name="P3"><text:s text:c="4"/>&lt;body&gt;</text:p>
      <text:p text:style-name="P3"><text:s text:c="8"/>&lt;input type="date" id="btn"&gt;</text:p>
      <text:p text:style-name="P3"><text:s text:c="8"/>&lt;button onclick="display()"&gt;click me&lt;/button&gt;</text:p>
      <text:p text:style-name="P3"><text:s text:c="4"/>&lt;/body&gt;</text:p>
      <text:p text:style-name="P3">&lt;/html&gt;</text:p>
      <text:p text:style-name="P3"><text:soft-page-break/>1. <text:s/>Write a function sortRange(arr, a, b) that gets an array arr, looks for elements between a and b in it and returns an array of them. <text:s/></text:p>
      <text:p text:style-name="P3"><text:tab/>function fun(arr,a,b)</text:p>
      <text:p text:style-name="P3">{</text:p>
      <text:p text:style-name="P3"><text:s text:c="2"/>let temp=[];</text:p>
      <text:p text:style-name="P3"><text:s text:c="2"/>for(let i=0;i&lt;arr.length;i++)</text:p>
      <text:p text:style-name="P3"><text:s text:c="4"/>{</text:p>
      <text:p text:style-name="P3"><text:s text:c="6"/>if(arr[i]&gt;=a &amp;&amp; arr[i]&lt;=b)</text:p>
      <text:p text:style-name="P3"><text:s text:c="8"/>{</text:p>
      <text:p text:style-name="P3"><text:s text:c="10"/>temp[i]=arr[i];</text:p>
      <text:p text:style-name="P3"><text:s text:c="8"/>}</text:p>
      <text:p text:style-name="P3"><text:s text:c="4"/>}</text:p>
      <text:p text:style-name="P3"><text:s text:c="2"/>console.log(temp);</text:p>
      <text:p text:style-name="P3">}</text:p>
      <text:p text:style-name="P3">let menu=[2,3,4,5,6,7];</text:p>
      <text:p text:style-name="P3">fun(menu,2,5);</text:p>
      <text:p text:style-name="P3"/>
      <text:p text:style-name="P3"/>
      <text:p text:style-name="P3"/>
      <text:p text:style-name="P3"/>
      <text:p text:style-name="P3"/>
      <text:p text:style-name="P3"/>
      <text:p text:style-name="P3">2. <text:s/>Create a calculator.</text:p>
      <text:p text:style-name="P3">let calc = new Calculator;</text:p>
      <text:p text:style-name="P3">alert( calculate("2 + 8") ); // 10</text:p>
      <text:p text:style-name="P3">Implement same as add operator for multiplication *, division / and power **.</text:p>
      <text:p text:style-name="P3"><text:soft-page-break/></text:p>
      <text:p text:style-name="P3">&lt;!DOCTYPE html&gt;</text:p>
      <text:p text:style-name="P3">&lt;html&gt;</text:p>
      <text:p text:style-name="P3">&lt;head&gt;</text:p>
      <text:p text:style-name="P3"><text:tab/>&lt;title&gt;Calculator&lt;/title&gt;</text:p>
      <text:p text:style-name="P3"><text:tab/>&lt;script type="text/javascript"&gt;</text:p>
      <text:p text:style-name="P3"><text:tab/><text:tab/>function fun(t) {</text:p>
      <text:p text:style-name="P3"><text:tab/><text:tab/><text:tab/>// body...</text:p>
      <text:p text:style-name="P3"><text:tab/><text:tab/><text:tab/>let value=parseInt(prompt("Enter First Value"));</text:p>
      <text:p text:style-name="P3"><text:tab/><text:tab/>let value2=parseInt(prompt("Enter second values:"));</text:p>
      <text:p text:style-name="P3"><text:tab/><text:tab/>let choise=parseInt(prompt("Enter your choise:"));</text:p>
      <text:p text:style-name="P3"><text:tab/><text:tab/>switch(choise){</text:p>
      <text:p text:style-name="P3"/>
      <text:p text:style-name="P3"><text:tab/><text:tab/><text:tab/>case 1:{</text:p>
      <text:p text:style-name="P3"><text:tab/><text:tab/><text:tab/><text:tab/>document.write(value+value2);</text:p>
      <text:p text:style-name="P3"><text:tab/><text:tab/><text:tab/><text:tab/>break;</text:p>
      <text:p text:style-name="P3"><text:tab/><text:tab/><text:tab/><text:tab/><text:tab/>}</text:p>
      <text:p text:style-name="P3"><text:tab/><text:tab/><text:tab/>case 2:{</text:p>
      <text:p text:style-name="P3"><text:soft-page-break/><text:tab/><text:tab/><text:tab/><text:tab/>document.write(value-value2);</text:p>
      <text:p text:style-name="P3"><text:tab/><text:tab/><text:tab/><text:tab/>break;</text:p>
      <text:p text:style-name="P3"><text:tab/><text:tab/><text:tab/>}</text:p>
      <text:p text:style-name="P3"><text:tab/><text:tab/><text:tab/>case 3:{</text:p>
      <text:p text:style-name="P3"><text:tab/><text:tab/><text:tab/><text:tab/>document.write(value*value2);</text:p>
      <text:p text:style-name="P3"><text:tab/><text:tab/><text:tab/><text:tab/>break;</text:p>
      <text:p text:style-name="P3"><text:tab/><text:tab/><text:tab/>}</text:p>
      <text:p text:style-name="P3"><text:tab/><text:tab/><text:tab/>case 4:{</text:p>
      <text:p text:style-name="P3"><text:tab/><text:tab/><text:tab/><text:tab/>document.write(value/value2);</text:p>
      <text:p text:style-name="P3"><text:tab/><text:tab/><text:tab/><text:tab/>break;</text:p>
      <text:p text:style-name="P3"><text:tab/><text:tab/><text:tab/>}</text:p>
      <text:p text:style-name="P3"><text:tab/><text:tab/><text:tab/>case 5:{</text:p>
      <text:p text:style-name="P3"><text:tab/><text:tab/><text:tab/><text:tab/>document.write(Math.pow(value,value2));</text:p>
      <text:p text:style-name="P3"><text:tab/><text:tab/><text:tab/><text:tab/>break;</text:p>
      <text:p text:style-name="P3"><text:tab/><text:tab/><text:tab/>}</text:p>
      <text:p text:style-name="P3"/>
      <text:p text:style-name="P3"><text:tab/><text:tab/>}</text:p>
      <text:p text:style-name="P3"><text:soft-page-break/><text:tab/>}</text:p>
      <text:p text:style-name="P3"><text:tab/><text:tab/>fun();</text:p>
      <text:p text:style-name="P3"><text:tab/><text:tab/></text:p>
      <text:p text:style-name="P3"><text:tab/>&lt;/script&gt;</text:p>
      <text:p text:style-name="P3">&lt;/head&gt;</text:p>
      <text:p text:style-name="P3">&lt;body&gt;</text:p>
      <text:p text:style-name="P3"/>
      <text:p text:style-name="P3">&lt;/body&gt;</text:p>
      <text:p text:style-name="P3">&lt;/html&gt;</text:p>
      <text:p text:style-name="P3"/>
      <text:p text:style-name="P3">3. <text:s text:c="3"/>Write a JavaScript program to rotate the elements left of a given array of integers of length 3. </text:p>
      <text:p text:style-name="P3">&lt;!DOCTYPE html&gt;</text:p>
      <text:p text:style-name="P3">&lt;html&gt;</text:p>
      <text:p text:style-name="P3">&lt;head&gt;</text:p>
      <text:p text:style-name="P3"><text:tab/>&lt;title&gt;Reverse of array:&lt;/title&gt;</text:p>
      <text:p text:style-name="P3"/>
      <text:p text:style-name="P3"><text:tab/>&lt;script type="text/javascript"&gt;</text:p>
      <text:p text:style-name="P3"><text:tab/><text:tab/></text:p>
      <text:p text:style-name="P3"><text:tab/><text:tab/>function ReverseArray() {</text:p>
      <text:p text:style-name="P3"><text:tab/><text:tab/><text:tab/>// body...</text:p>
      <text:p text:style-name="P3"><text:tab/><text:tab/><text:tab/>let arr=[1,2,3];</text:p>
      <text:p text:style-name="P3"><text:soft-page-break/><text:tab/><text:tab/><text:tab/>//document.write(typeof(arr));</text:p>
      <text:p text:style-name="P3"><text:tab/><text:tab/><text:tab/>for(let i=arr.length-1;i&gt;=0;i--)</text:p>
      <text:p text:style-name="P3"><text:tab/><text:tab/><text:tab/><text:tab/>document.write(arr[i]);</text:p>
      <text:p text:style-name="P3"><text:tab/><text:tab/>}</text:p>
      <text:p text:style-name="P3">ReverseArray();</text:p>
      <text:p text:style-name="P3"/>
      <text:p text:style-name="P3"><text:tab/>&lt;/script&gt;</text:p>
      <text:p text:style-name="P3"/>
      <text:p text:style-name="P3"/>
      <text:p text:style-name="P3">&lt;/head&gt;</text:p>
      <text:p text:style-name="P3">&lt;body&gt;</text:p>
      <text:p text:style-name="P3"/>
      <text:p text:style-name="P3">&lt;/body&gt;</text:p>
      <text:p text:style-name="P3">&lt;/html&gt;</text:p>
      <text:p text:style-name="P3"/>
      <text:p text:style-name="P3">4. An instrument store gives a 10% discount to all students off the original cost of an instrument. During a back to school sale an additional 15% is taken off the discounted price. Julie, a student at the local high school, purchases a flute for $306. How much did it originally cost?</text:p>
      <text:p text:style-name="P3">&lt;!DOCTYPE html&gt;</text:p>
      <text:p text:style-name="P3">&lt;html&gt;</text:p>
      <text:p text:style-name="P3">&lt;head&gt;</text:p>
      <text:p text:style-name="P3"><text:tab/>&lt;title&gt;Calculation&lt;/title&gt;</text:p>
      <text:p text:style-name="P3"/>
      <text:p text:style-name="P3"><text:soft-page-break/><text:tab/>&lt;script type="text/javascript"&gt;</text:p>
      <text:p text:style-name="P3"><text:tab/><text:tab/></text:p>
      <text:p text:style-name="P3"><text:tab/><text:tab/>function Purchases() {</text:p>
      <text:p text:style-name="P3"><text:tab/><text:tab/><text:tab/>// body...</text:p>
      <text:p text:style-name="P3"><text:tab/><text:tab/><text:tab/>let pamount=parseInt(prompt("Enter purchases amount:"));</text:p>
      <text:p text:style-name="P3"><text:tab/><text:tab/><text:tab/>let sdis=100*pamount/85;</text:p>
      <text:p text:style-name="P3"><text:tab/><text:tab/><text:tab/>let edis=10*sdis/9;</text:p>
      <text:p text:style-name="P3"><text:tab/><text:tab/><text:tab/>document.write("Actual amount:"+edis);</text:p>
      <text:p text:style-name="P3"><text:tab/><text:tab/>}</text:p>
      <text:p text:style-name="P3">Purchases();</text:p>
      <text:p text:style-name="P3"/>
      <text:p text:style-name="P3"/>
      <text:p text:style-name="P3"/>
      <text:p text:style-name="P3"><text:tab/>&lt;/script&gt;</text:p>
      <text:p text:style-name="P3"/>
      <text:p text:style-name="P3">&lt;/head&gt;</text:p>
      <text:p text:style-name="P3">&lt;body&gt;</text:p>
      <text:p text:style-name="P3"/>
      <text:p text:style-name="P3">&lt;/body&gt;</text:p>
      <text:p text:style-name="P3">&lt;/html&gt;</text:p>
      <text:p text:style-name="P3"/>
      <text:p text:style-name="P3"><text:soft-page-break/></text:p>
      <text:p text:style-name="P3"/>
      <text:p text:style-name="P3">5. Verify a prime number?</text:p>
      <text:p text:style-name="P3">&lt;!DOCTYPE html&gt;</text:p>
      <text:p text:style-name="P3">&lt;html&gt;</text:p>
      <text:p text:style-name="P3">&lt;head&gt;</text:p>
      <text:p text:style-name="P3"><text:tab/>&lt;title&gt;Prime&lt;/title&gt;</text:p>
      <text:p text:style-name="P3"/>
      <text:p text:style-name="P3">&lt;script type="text/javascript"&gt;</text:p>
      <text:p text:style-name="P3"><text:tab/></text:p>
      <text:p text:style-name="P3">function Prime() {</text:p>
      <text:p text:style-name="P3"><text:tab/>// body...</text:p>
      <text:p text:style-name="P3"><text:tab/>let num=parseInt(prompt("Enter a number:"));</text:p>
      <text:p text:style-name="P3"><text:tab/>let prime=1;</text:p>
      <text:p text:style-name="P3"><text:tab/>for(let i=2;i&lt;num/2;i++)</text:p>
      <text:p text:style-name="P3"><text:tab/>{</text:p>
      <text:p text:style-name="P3"><text:tab/><text:tab/><text:tab/>if(num%i==0)</text:p>
      <text:p text:style-name="P3"><text:tab/><text:tab/><text:tab/><text:tab/><text:tab/>prime=0;</text:p>
      <text:p text:style-name="P3"><text:tab/>}</text:p>
      <text:p text:style-name="P3"><text:tab/>if(prime==1)</text:p>
      <text:p text:style-name="P3"><text:soft-page-break/><text:tab/><text:tab/>document.write("prime no");</text:p>
      <text:p text:style-name="P3"><text:tab/>else</text:p>
      <text:p text:style-name="P3"><text:tab/><text:tab/>document.write("not prime no");</text:p>
      <text:p text:style-name="P3">}</text:p>
      <text:p text:style-name="P3">Prime();</text:p>
      <text:p text:style-name="P3"/>
      <text:p text:style-name="P3"/>
      <text:p text:style-name="P3">&lt;/script&gt;</text:p>
      <text:p text:style-name="P3"/>
      <text:p text:style-name="P3">&lt;/head&gt;</text:p>
      <text:p text:style-name="P3">&lt;body&gt;</text:p>
      <text:p text:style-name="P3"/>
      <text:p text:style-name="P3">&lt;/body&gt;</text:p>
      <text:p text:style-name="P3">&lt;/html&gt;</text:p>
      <text:p text:style-name="P3"/>
      <text:p text:style-name="P3">6. Find all prime factors of a number?</text:p>
      <text:p text:style-name="P3">&lt;!DOCTYPE html&gt;</text:p>
      <text:p text:style-name="P3">&lt;html&gt;</text:p>
      <text:p text:style-name="P3">&lt;head&gt;</text:p>
      <text:p text:style-name="P3"><text:tab/>&lt;title&gt;Prime Factor&lt;/title&gt;</text:p>
      <text:p text:style-name="P3"/>
      <text:p text:style-name="P3"><text:tab/>&lt;script type="text/javascript"&gt;</text:p>
      <text:p text:style-name="P3"><text:tab/><text:tab/></text:p>
      <text:p text:style-name="P3"><text:soft-page-break/></text:p>
      <text:p text:style-name="P3"><text:tab/><text:tab/>function fun() {</text:p>
      <text:p text:style-name="P3"><text:tab/><text:tab/><text:tab/>// body...</text:p>
      <text:p text:style-name="P3"><text:tab/><text:tab/><text:tab/>let num=parseInt(prompt("Enter number:"));</text:p>
      <text:p text:style-name="P3"><text:tab/><text:tab/><text:tab/>let temp=[];</text:p>
      <text:p text:style-name="P3"/>
      <text:p text:style-name="P3"><text:tab/><text:tab/><text:tab/>//document.write(num);</text:p>
      <text:p text:style-name="P3"><text:tab/><text:tab/><text:tab/>for(i=2;i&lt;num/2;i++){</text:p>
      <text:p text:style-name="P3"><text:tab/><text:tab/><text:tab/><text:tab/>if(num%i==0){</text:p>
      <text:p text:style-name="P3"/>
      <text:p text:style-name="P3"><text:tab/><text:tab/><text:tab/><text:tab/><text:tab/>for(var j=2;j&lt;=i/2;j++){</text:p>
      <text:p text:style-name="P3"/>
      <text:p text:style-name="P3"><text:tab/><text:tab/><text:tab/><text:tab/><text:tab/><text:tab/>if(i%j==0){</text:p>
      <text:p text:style-name="P3"/>
      <text:p text:style-name="P3"/>
      <text:p text:style-name="P3"><text:tab/><text:tab/><text:tab/><text:tab/><text:tab/><text:tab/><text:tab/>let prime=false;</text:p>
      <text:p text:style-name="P3"><text:tab/><text:tab/><text:tab/><text:tab/><text:tab/><text:tab/>}</text:p>
      <text:p text:style-name="P3"><text:tab/><text:tab/><text:tab/><text:tab/><text:tab/><text:tab/>else{</text:p>
      <text:p text:style-name="P3"/>
      <text:p text:style-name="P3"><text:soft-page-break/><text:tab/><text:tab/><text:tab/><text:tab/><text:tab/><text:tab/><text:tab/>prime=true;</text:p>
      <text:p text:style-name="P3"><text:tab/><text:tab/><text:tab/><text:tab/><text:tab/><text:tab/>}</text:p>
      <text:p text:style-name="P3"><text:tab/><text:tab/><text:tab/><text:tab/><text:tab/>}</text:p>
      <text:p text:style-name="P3"><text:tab/><text:tab/><text:tab/><text:tab/><text:tab/>if(prime==true){</text:p>
      <text:p text:style-name="P3"/>
      <text:p text:style-name="P3"><text:tab/><text:tab/><text:tab/><text:tab/><text:tab/><text:tab/>num=num/i;</text:p>
      <text:p text:style-name="P3"><text:tab/><text:tab/><text:tab/><text:tab/><text:tab/><text:tab/>temp.push(i);</text:p>
      <text:p text:style-name="P3"><text:tab/><text:tab/><text:tab/><text:tab/><text:tab/>}</text:p>
      <text:p text:style-name="P3"><text:tab/><text:tab/><text:tab/><text:tab/>}</text:p>
      <text:p text:style-name="P3"><text:tab/><text:tab/><text:tab/>}</text:p>
      <text:p text:style-name="P3"/>
      <text:p text:style-name="P3"><text:tab/><text:tab/><text:tab/>for(let k=0;k&lt;temp.length;k++){</text:p>
      <text:p text:style-name="P3"><text:tab/><text:tab/><text:tab/><text:tab/>document.write("this is prime factor:"+temp[k]);</text:p>
      <text:p text:style-name="P3"><text:tab/><text:tab/><text:tab/>}</text:p>
      <text:p text:style-name="P3"/>
      <text:p text:style-name="P3"><text:tab/>}</text:p>
      <text:p text:style-name="P3"/>
      <text:p text:style-name="P3">fun();</text:p>
      <text:p text:style-name="P3"><text:soft-page-break/></text:p>
      <text:p text:style-name="P3"/>
      <text:p text:style-name="P3"><text:tab/>&lt;/script&gt;</text:p>
      <text:p text:style-name="P3"/>
      <text:p text:style-name="P3">&lt;/head&gt;</text:p>
      <text:p text:style-name="P3">&lt;body&gt;</text:p>
      <text:p text:style-name="P3"/>
      <text:p text:style-name="P3">&lt;/body&gt;</text:p>
      <text:p text:style-name="P3">&lt;/html&gt;</text:p>
      <text:p text:style-name="P3"/>
      <text:p text:style-name="P3">7. Get nth Fibonacci number?</text:p>
      <text:p text:style-name="P3"/>
      <text:p text:style-name="P3">&lt;!DOCTYPE html&gt;</text:p>
      <text:p text:style-name="P3">&lt;html&gt;</text:p>
      <text:p text:style-name="P3">&lt;head&gt;</text:p>
      <text:p text:style-name="P3"><text:tab/>&lt;title&gt;Fibonacci series&lt;/title&gt;</text:p>
      <text:p text:style-name="P3"/>
      <text:p text:style-name="P3"/>
      <text:p text:style-name="P3">&lt;script type="text/javascript"&gt;</text:p>
      <text:p text:style-name="P3"><text:tab/></text:p>
      <text:p text:style-name="P3"/>
      <text:p text:style-name="P3">function fibo(n) {</text:p>
      <text:p text:style-name="P3"><text:tab/>// body...</text:p>
      <text:p text:style-name="P3"><text:tab/>//document.write(typeof(n));</text:p>
      <text:p text:style-name="P3"><text:soft-page-break/></text:p>
      <text:p text:style-name="P3"><text:tab/>let arr=[0,1];</text:p>
      <text:p text:style-name="P3"><text:tab/>for(let i=2;i&lt;n+1;i++){</text:p>
      <text:p text:style-name="P3"><text:tab/><text:tab/>arr.push(arr[i-2]+arr[i-1]);</text:p>
      <text:p text:style-name="P3"><text:tab/>}</text:p>
      <text:p text:style-name="P3"><text:tab/>document.write(arr);</text:p>
      <text:p text:style-name="P3"/>
      <text:p text:style-name="P3">}</text:p>
      <text:p text:style-name="P3">fibo(20);</text:p>
      <text:p text:style-name="P3">&lt;/script&gt;</text:p>
      <text:p text:style-name="P3">&lt;/head&gt;</text:p>
      <text:p text:style-name="P3">&lt;body&gt;</text:p>
      <text:p text:style-name="P3">&lt;/body&gt;</text:p>
      <text:p text:style-name="P3">&lt;/html&gt;</text:p>
      <text:p text:style-name="P1"/>
      <text:p text:style-name="P1">1. Find the total no of zero from 1-n?</text:p>
      <text:p text:style-name="P1"/>
      <text:p text:style-name="P1">function Fun(num){</text:p>
      <text:p text:style-name="P1"><text:s text:c="2"/>let count=0;</text:p>
      <text:p text:style-name="P1"><text:s text:c="2"/>let j=0;</text:p>
      <text:p text:style-name="P1"><text:s text:c="2"/>for(let i=1;i&lt;=num;i++){</text:p>
      <text:p text:style-name="P1"><text:s text:c="4"/>j=i;</text:p>
      <text:p text:style-name="P1"><text:s text:c="4"/>while(j!=0){</text:p>
      <text:p text:style-name="P1"><text:soft-page-break/><text:s text:c="6"/></text:p>
      <text:p text:style-name="P1"><text:s text:c="4"/><text:tab/>if(j%10==0)</text:p>
      <text:p text:style-name="P1"><text:s text:c="6"/><text:tab/><text:tab/>count++;</text:p>
      <text:p text:style-name="P1"><text:s text:c="4"/><text:tab/>j/=10;</text:p>
      <text:p text:style-name="P1"><text:s text:c="4"/>}</text:p>
      <text:p text:style-name="P1"><text:s text:c="2"/>}</text:p>
      <text:p text:style-name="P1"><text:s text:c="2"/>console.log(count);</text:p>
      <text:p text:style-name="P1">}</text:p>
      <text:p text:style-name="P1">Fun(100);</text:p>
      <text:p text:style-name="P1"/>
      <text:p text:style-name="P1">2. find the largest sum of any two no of and element in an array.</text:p>
      <text:p text:style-name="P1"/>
      <text:p text:style-name="P1">&lt;!DOCTYPE html&gt;</text:p>
      <text:p text:style-name="P1">&lt;html&gt;</text:p>
      <text:p text:style-name="P1">&lt;head&gt;</text:p>
      <text:p text:style-name="P1"><text:tab/>&lt;title&gt;Find Maximum&lt;/title&gt;</text:p>
      <text:p text:style-name="P1"><text:tab/>&lt;script type="text/javascript"&gt;</text:p>
      <text:p text:style-name="P1"><text:tab/><text:tab/>function Fun(arr){</text:p>
      <text:p text:style-name="P1"><text:tab/><text:tab/><text:tab/>let temp=[];</text:p>
      <text:p text:style-name="P1"><text:s/><text:tab/><text:tab/>for(let i=0;i&lt;arr.length;i++){</text:p>
      <text:p text:style-name="P1"><text:soft-page-break/><text:s/><text:tab/><text:tab/><text:tab/><text:tab/>temp.push(arr[i]+arr[i+1]);</text:p>
      <text:p text:style-name="P1"><text:s/><text:tab/><text:tab/>}</text:p>
      <text:p text:style-name="P1"><text:s/><text:tab/><text:tab/>console.log(...temp);</text:p>
      <text:p text:style-name="P1"><text:s/><text:tab/><text:tab/>temp.pop();</text:p>
      <text:p text:style-name="P1"><text:s/><text:tab/><text:tab/>console.log(Math.max(...temp));</text:p>
      <text:p text:style-name="P1"/>
      <text:p text:style-name="P1"><text:s text:c="2"/>}</text:p>
      <text:p text:style-name="P1">Fun([12,34,56,12,45,7]);</text:p>
      <text:p text:style-name="P1"><text:tab/>&lt;/script&gt;</text:p>
      <text:p text:style-name="P1">&lt;/head&gt;</text:p>
      <text:p text:style-name="P1">&lt;body&gt;</text:p>
      <text:p text:style-name="P1"/>
      <text:p text:style-name="P1">&lt;/body&gt;</text:p>
      <text:p text:style-name="P1">&lt;/html&gt;</text:p>
      <text:p text:style-name="P1"/>
      <text:p text:style-name="P1">3. WAP to generate random no between 5-7?</text:p>
      <text:p text:style-name="P1"/>
      <text:p text:style-name="P1">function fun(max,min,range){</text:p>
      <text:p text:style-name="P1"><text:s text:c="2"/>let num=0;</text:p>
      <text:p text:style-name="P1"><text:s text:c="2"/>for(let i=0;i&lt;range;i++){</text:p>
      <text:p text:style-name="P1"><text:s text:c="4"/></text:p>
      <text:p text:style-name="P1"><text:soft-page-break/><text:s text:c="4"/>num = (Math.random() % </text:p>
      <text:p text:style-name="P1"><text:s text:c="11"/>(max - min + 1)) + min; </text:p>
      <text:p text:style-name="P1"><text:s text:c="2"/>}</text:p>
      <text:p text:style-name="P1"><text:s text:c="2"/>console.log(num);</text:p>
      <text:p text:style-name="P1">}</text:p>
      <text:p text:style-name="P1">fun(7,5,2);</text:p>
      <text:p text:style-name="P1"/>
      <text:p text:style-name="P1">4. WAP to check whether <text:s/>any twono in an array sum of given no?</text:p>
      <text:p text:style-name="P1"/>
      <text:p text:style-name="P1">function fun(arr,sum){</text:p>
      <text:p text:style-name="P1"><text:s text:c="2"/>console.log(arr+ " "+sum);</text:p>
      <text:p text:style-name="P1"><text:s text:c="2"/>for(let i=0;i&lt;arr.length;i++){</text:p>
      <text:p text:style-name="P1"><text:s text:c="4"/></text:p>
      <text:p text:style-name="P1"><text:tab/>for(let j=1;j&lt;=arr.length;j++){</text:p>
      <text:p text:style-name="P1"><text:s text:c="4"/></text:p>
      <text:p text:style-name="P1"><text:s text:c="4"/>if(sum==arr[i]+arr[j]){</text:p>
      <text:p text:style-name="P1"><text:s text:c="6"/>console.log(`sum of ${arr[i]} and ${arr[j]}:=${sum}`);</text:p>
      <text:p text:style-name="P1"><text:s text:c="4"/>}</text:p>
      <text:p text:style-name="P1"><text:s text:c="2"/>}</text:p>
      <text:p text:style-name="P1"><text:s text:c="4"/>}</text:p>
      <text:p text:style-name="P1"><text:s text:c="2"/>}</text:p>
      <text:p text:style-name="P1">fun([12,43,56,78,5,34],17);</text:p>
      <text:p text:style-name="P1"/>
      <text:p text:style-name="P1">6. WAP to verify a string is palindrome or not?</text:p>
      <text:p text:style-name="P1"><text:soft-page-break/></text:p>
      <text:p text:style-name="P1">function fun(str){</text:p>
      <text:p text:style-name="P1"><text:s text:c="2"/></text:p>
      <text:p text:style-name="P1"><text:s text:c="2"/>let temp=str;</text:p>
      <text:p text:style-name="P1"><text:s text:c="2"/>let t=str.reverse();</text:p>
      <text:p text:style-name="P1"><text:s text:c="2"/>if(temp==t)</text:p>
      <text:p text:style-name="P1"><text:s text:c="2"/><text:tab/><text:tab/>console.log("palindrome");</text:p>
      <text:p text:style-name="P1"><text:s text:c="2"/>else</text:p>
      <text:p text:style-name="P1"><text:s text:c="4"/>console.log("string is not palindrome");</text:p>
      <text:p text:style-name="P1">}</text:p>
      <text:p text:style-name="P1">fun("rraarr");</text:p>
      <text:p text:style-name="P1"/>
      <text:p text:style-name="P1"/>
      <text:p text:style-name="P1">5. WAP to Remove duplicate charactor in string.</text:p>
      <text:p text:style-name="P1"/>
      <text:p text:style-name="P1">function fun(str){</text:p>
      <text:p text:style-name="P1"><text:s text:c="2"/>for(let i=0;i&lt;str.length;i++){</text:p>
      <text:p text:style-name="P1"><text:s text:c="4"/>for(let j=0;j&lt;str.length;j++){</text:p>
      <text:p text:style-name="P1"><text:s text:c="6"/></text:p>
      <text:p text:style-name="P1"><text:s text:c="6"/>if(str[i]==str[j]){</text:p>
      <text:p text:style-name="P1"><text:s text:c="7"/>str=str.splice(str[j],1);</text:p>
      <text:p text:style-name="P1"><text:s text:c="6"/>}</text:p>
      <text:p text:style-name="P1"><text:s text:c="4"/>}</text:p>
      <text:p text:style-name="P1"><text:s text:c="2"/>}</text:p>
      <text:p text:style-name="P1"><text:soft-page-break/><text:s text:c="2"/>console.log(str);</text:p>
      <text:p text:style-name="P1">}</text:p>
      <text:p text:style-name="P1">fun("aarddf");</text:p>
      <text:p text:style-name="P1"/>
      <text:p text:style-name="P1">6. find the first non repeating charactor in string.</text:p>
      <text:p text:style-name="P1"/>
      <text:p text:style-name="P1">function fun(str){</text:p>
      <text:p text:style-name="P1"><text:s text:c="2"/></text:p>
      <text:p text:style-name="P1"><text:s text:c="2"/>for(let i=0;i&lt;str.length;i++){</text:p>
      <text:p text:style-name="P1"><text:s text:c="4"/></text:p>
      <text:p text:style-name="P1"><text:s text:c="4"/>let temp=str.charAt(i);</text:p>
      <text:p text:style-name="P1"><text:s text:c="4"/>if(str.indexOf(temp)== str.lastIndexOf(temp)){</text:p>
      <text:p text:style-name="P1"><text:s text:c="5"/>console.log(temp);</text:p>
      <text:p text:style-name="P1"><text:s text:c="4"/>}</text:p>
      <text:p text:style-name="P1"><text:s text:c="2"/>} <text:s/></text:p>
      <text:p text:style-name="P1">}</text:p>
      <text:p text:style-name="P1">fun("aavvk");</text:p>
      <text:p text:style-name="P1"/>
      <text:p text:style-name="P1">7. WAP to reverse word in sentence.</text:p>
      <text:p text:style-name="P1"/>
      <text:p text:style-name="P1">function Fun(str){</text:p>
      <text:p text:style-name="P1"/>
      <text:p text:style-name="P1">let temp=str.split(" ");</text:p>
      <text:p text:style-name="P1"><text:s text:c="2"/>let hey=[];</text:p>
      <text:p text:style-name="P1"><text:s text:c="2"/>for(let i=temp.length-1;i&gt;=0;i--){</text:p>
      <text:p text:style-name="P1"><text:soft-page-break/><text:s text:c="4"/></text:p>
      <text:p text:style-name="P1"><text:s text:c="4"/>hey.push(temp[i]);</text:p>
      <text:p text:style-name="P1"><text:s text:c="2"/>}</text:p>
      <text:p text:style-name="P1"><text:s text:c="2"/>console.log(hey);</text:p>
      <text:p text:style-name="P1">}</text:p>
      <text:p text:style-name="P1">Fun("i love my india");</text:p>
      <text:p text:style-name="P1"/>
      <text:p text:style-name="P1">8. <text:s/>WAP to reverse words in place?</text:p>
      <text:p text:style-name="P1"/>
      <text:p text:style-name="P1">&lt;html&gt;</text:p>
      <text:p text:style-name="P1"><text:s text:c="4"/>&lt;head&gt;</text:p>
      <text:p text:style-name="P1"><text:s text:c="8"/>&lt;script&gt;</text:p>
      <text:p text:style-name="P1"><text:s text:c="8"/>function Fun(str){</text:p>
      <text:p text:style-name="P1"><text:s text:c="12"/>let x="";</text:p>
      <text:p text:style-name="P1"><text:s text:c="16"/>let temp=str.split(' ');</text:p>
      <text:p text:style-name="P1"><text:s text:c="15"/>// let y=temp.split('');</text:p>
      <text:p text:style-name="P1"><text:s text:c="14"/>for(let i=0;i&lt;temp.length;i++){</text:p>
      <text:p text:style-name="P1"><text:s text:c="18"/>x=temp[i].split('');</text:p>
      <text:p text:style-name="P1"><text:s text:c="18"/>document.write('&amp;nbsp');</text:p>
      <text:p text:style-name="P1"><text:s text:c="18"/>document.write(x.reverse().join(''));</text:p>
      <text:p text:style-name="P1"><text:s text:c="14"/>}</text:p>
      <text:p text:style-name="P1"><text:s text:c="8"/>}</text:p>
      <text:p text:style-name="P1"><text:s text:c="8"/>Fun("i love you nidhi");</text:p>
      <text:p text:style-name="P1"><text:s text:c="8"/>&lt;/script&gt;</text:p>
      <text:p text:style-name="P1"><text:s text:c="4"/>&lt;/head&gt;</text:p>
      <text:p text:style-name="P1"><text:soft-page-break/>&lt;/html&gt;</text:p>
      <text:p text:style-name="P1"/>
      <text:p text:style-name="P1">9. WAP to find the missing element in an array of integer. </text:p>
      <text:p text:style-name="P1"/>
      <text:p text:style-name="P1">function fun(arr){</text:p>
      <text:p text:style-name="P1"><text:s text:c="2"/></text:p>
      <text:p text:style-name="P1">arr.sort((a,b)=&gt;{return a-b;});</text:p>
      <text:p text:style-name="P1"><text:s text:c="2"/>let min=Math.min(...arr);</text:p>
      <text:p text:style-name="P1"><text:s text:c="2"/>let max=Math.max(...arr);</text:p>
      <text:p text:style-name="P1"><text:s text:c="2"/>let res=[];</text:p>
      <text:p text:style-name="P1"><text:s text:c="2"/></text:p>
      <text:p text:style-name="P1"><text:s text:c="2"/>for(let i=min+1;i&lt;max;i++){</text:p>
      <text:p text:style-name="P1"><text:s text:c="4"/>console.log(i);</text:p>
      <text:p text:style-name="P1"><text:s text:c="4"/>let hey=0;</text:p>
      <text:p text:style-name="P1"><text:s text:c="4"/>for(let j=0;i&lt;arr.length;j++){</text:p>
      <text:p text:style-name="P1"><text:s text:c="6"/>if(arr[j]!=i){</text:p>
      <text:p text:style-name="P1"><text:s text:c="8"/>res.push(i);</text:p>
      <text:p text:style-name="P1"><text:s text:c="6"/>}</text:p>
      <text:p text:style-name="P1"><text:s text:c="4"/>}</text:p>
      <text:p text:style-name="P1"><text:s text:c="2"/>}</text:p>
      <text:p text:style-name="P1">console.log(res);</text:p>
      <text:p text:style-name="P1"/>
      <text:p text:style-name="P1">}</text:p>
      <text:p text:style-name="P1">fun([1,52,64,36,98]);</text:p>
      <text:p text:style-name="P1"/>
      <text:p text:style-name="P1"><text:soft-page-break/>10. WAP to reverse string.</text:p>
      <text:p text:style-name="P1"/>
      <text:p text:style-name="P1">function fun(str){</text:p>
      <text:p text:style-name="P1"><text:s text:c="2"/></text:p>
      <text:p text:style-name="P1"><text:s text:c="2"/>for(let i=str.length;i&gt;=0;i--){</text:p>
      <text:p text:style-name="P1"><text:s text:c="4"/>console.log(str[i]);</text:p>
      <text:p text:style-name="P1"><text:s text:c="2"/>}</text:p>
      <text:p text:style-name="P1">}</text:p>
      <text:p text:style-name="P1">fun("i love you nidhi");</text:p>
      <text:p text:style-name="P1"/>
      <text:p text:style-name="P1">11. function to find out the domain name in an email address. by using slice() and lastIndexof method.</text:p>
      <text:p text:style-name="P1"/>
      <text:p text:style-name="P1">function fun(str){console.log(str.slice(str.lastIndexOf("@")+1));}fun("vikash.k@cloudanalogy.com");</text:p>
      <text:p text:style-name="P1"/>
      <text:p text:style-name="P1">12. find the longest string in set of Strings.The longest string should be store in an new array of string.</text:p>
      <text:p text:style-name="P1"/>
      <text:p text:style-name="P1">function fun(str){</text:p>
      <text:p text:style-name="P1"><text:s text:c="2"/></text:p>
      <text:p text:style-name="P1"><text:s text:c="2"/>let temp="";</text:p>
      <text:p text:style-name="P1"><text:s text:c="2"/>let arr=[];</text:p>
      <text:p text:style-name="P1"><text:s text:c="2"/>for(let i=0;i&lt;str.length;i++){</text:p>
      <text:p text:style-name="P1"><text:s text:c="4"/>temp=str[i].split('');</text:p>
      <text:p text:style-name="P1"><text:s text:c="4"/>arr.push(temp.length);</text:p>
      <text:p text:style-name="P1"><text:soft-page-break/><text:s text:c="2"/>}</text:p>
      <text:p text:style-name="P1"><text:s text:c="2"/>let max=Math.max(...arr);</text:p>
      <text:p text:style-name="P1"><text:s text:c="2"/>console.log(str[arr.indexOf(max)]);</text:p>
      <text:p text:style-name="P1"><text:s text:c="2"/></text:p>
      <text:p text:style-name="P1"><text:s text:c="2"/></text:p>
      <text:p text:style-name="P1">}</text:p>
      <text:p text:style-name="P1">fun(["yashri","nidhi","archana","deepshikha","neha"]);</text:p>
      <text:p text:style-name="P1"/>
      <text:p text:style-name="P1">13. a team lead start some codelanguage for traning.</text:p>
      <text:p text:style-name="P1"><text:s/></text:p>
      <text:p text:style-name="P1">it assign some value to one alphabets like A=0,B=1.</text:p>
      <text:p text:style-name="P1"/>
      <text:p text:style-name="P1">findout the the pair which give total sum of provided number </text:p>
      <text:p text:style-name="P1"/>
      <text:p text:style-name="P1">function Fun(arr){</text:p>
      <text:p text:style-name="P1"><text:s text:c="2"/></text:p>
      <text:p text:style-name="P1"><text:s text:c="2"/>let temp=[];</text:p>
      <text:p text:style-name="P1"><text:s text:c="2"/>for(let i=0;i&lt;26;i++){temp.push(String.fromCharCode(97+i));}</text:p>
      <text:p text:style-name="P1"><text:s text:c="2"/>let char=temp.indexOf(arr);</text:p>
      <text:p text:style-name="P1"/>
      <text:p text:style-name="P1"><text:s text:c="2"/>let j=0,result=[""];</text:p>
      <text:p text:style-name="P1"><text:s text:c="2"/></text:p>
      <text:p text:style-name="P1"><text:s text:c="2"/>for(let i=0;i&lt;=char &amp;&amp; j&lt;char;i++){</text:p>
      <text:p text:style-name="P1"><text:s text:c="4"/></text:p>
      <text:p text:style-name="P1"><text:s text:c="4"/>if(i+j==char){</text:p>
      <text:p text:style-name="P1"><text:soft-page-break/><text:s text:c="6"/></text:p>
      <text:p text:style-name="P1"><text:s text:c="6"/>result.push(i+ "+" +j);</text:p>
      <text:p text:style-name="P1"><text:s text:c="6"/>j++;</text:p>
      <text:p text:style-name="P1"><text:s text:c="6"/>i=j;</text:p>
      <text:p text:style-name="P1"><text:s text:c="6"/></text:p>
      <text:p text:style-name="P1"><text:s text:c="6"/>if(j==char/2){</text:p>
      <text:p text:style-name="P1"><text:s text:c="8"/></text:p>
      <text:p text:style-name="P1"><text:s text:c="8"/>result.push(i+ "+" +j); <text:s/></text:p>
      <text:p text:style-name="P1"><text:s text:c="6"/>}</text:p>
      <text:p text:style-name="P1"><text:s text:c="4"/>}</text:p>
      <text:p text:style-name="P1"><text:s text:c="2"/>}</text:p>
      <text:p text:style-name="P1"><text:s text:c="2"/>console.log(result);</text:p>
      <text:p text:style-name="P1">}</text:p>
      <text:p text:style-name="P1">Fun('g');</text:p>
      <text:p text:style-name="P1"/>
      <text:p text:style-name="P1">14. Convert string- take two string and check wheather the </text:p>
      <text:p text:style-name="P1">second strings word is exist in 1st string in incresing order </text:p>
      <text:p text:style-name="P1">if yes return true else return false.</text:p>
      <text:p text:style-name="P1"/>
      <text:p text:style-name="P1"/>
      <text:p text:style-name="P1">function fun(string,word){</text:p>
      <text:p text:style-name="P1"><text:s text:c="2"/>let j=0;</text:p>
      <text:p text:style-name="P1"><text:s text:c="2"/>for(let i=0;i&lt;string.length &amp;&amp; j&lt;word.length;i++){</text:p>
      <text:p text:style-name="P1"><text:s text:c="4"/></text:p>
      <text:p text:style-name="P1"><text:s text:c="4"/></text:p>
      <text:p text:style-name="P1"><text:soft-page-break/><text:s text:c="4"/>if(string[i]==word[j]){</text:p>
      <text:p text:style-name="P1"><text:s text:c="6"/></text:p>
      <text:p text:style-name="P1"><text:s text:c="6"/>j++;</text:p>
      <text:p text:style-name="P1"><text:s text:c="4"/>}</text:p>
      <text:p text:style-name="P1"><text:s text:c="4"/></text:p>
      <text:p text:style-name="P1"><text:s text:c="2"/>}</text:p>
      <text:p text:style-name="P1"><text:s text:c="2"/>if(j==word.length){</text:p>
      <text:p text:style-name="P1"><text:s text:c="4"/>console.log(true);</text:p>
      <text:p text:style-name="P1"><text:s text:c="2"/>}</text:p>
      <text:p text:style-name="P1"><text:s text:c="2"/>else</text:p>
      <text:p text:style-name="P1"><text:s text:c="4"/>console.log(false); </text:p>
      <text:p text:style-name="P1">}</text:p>
      <text:p text:style-name="P1">fun("sdnfkdnfkjkdsfn","fkdnfdfdf");</text:p>
      <text:p text:style-name="P1"/>
      <text:p text:style-name="P1"/>
      <text:p text:style-name="P1">15. Given a sorted integer array that does not contain any duplicates,</text:p>
      <text:p text:style-name="P1"><text:s text:c="4"/>return a summary of the number ranges it contains.</text:p>
      <text:p text:style-name="P1"/>
      <text:p text:style-name="P1">function Fun(num){</text:p>
      <text:p text:style-name="P1"><text:s text:c="2"/></text:p>
      <text:p text:style-name="P1"><text:s text:c="2"/>let first=0,update, result=[],fRes=[''];</text:p>
      <text:p text:style-name="P1"><text:s text:c="2"/></text:p>
      <text:p text:style-name="P1"><text:s text:c="2"/>let numF=num.sort((a,b)=&gt;{return a-b});</text:p>
      <text:p text:style-name="P1"><text:s/>// console.log(numF);</text:p>
      <text:p text:style-name="P1"><text:s/></text:p>
      <text:p text:style-name="P1"><text:soft-page-break/><text:s text:c="2"/>for(let i=0;i&lt;numF.length;i++){</text:p>
      <text:p text:style-name="P1"><text:s text:c="4"/></text:p>
      <text:p text:style-name="P1"><text:s text:c="4"/>if(numF[i]!=numF[i+1]-1){</text:p>
      <text:p text:style-name="P1"><text:s text:c="6"/></text:p>
      <text:p text:style-name="P1"><text:s text:c="6"/>result.push(numF[first]);</text:p>
      <text:p text:style-name="P1"><text:s text:c="6"/>result.push(numF[i]);</text:p>
      <text:p text:style-name="P1"><text:s text:c="6"/>first=i+1;</text:p>
      <text:p text:style-name="P1"><text:s text:c="6"/></text:p>
      <text:p text:style-name="P1"><text:s text:c="4"/>}</text:p>
      <text:p text:style-name="P1"><text:s text:c="2"/>}</text:p>
      <text:p text:style-name="P1"><text:s text:c="2"/>for(let j=0;j&lt;result.length;j+=2){</text:p>
      <text:p text:style-name="P1"><text:s text:c="4"/></text:p>
      <text:p text:style-name="P1"><text:s text:c="4"/>fRes.push(result[j]+ "-&gt;" +result[j+1]);</text:p>
      <text:p text:style-name="P1"><text:s text:c="3"/>// console.log(fRes);</text:p>
      <text:p text:style-name="P1"><text:s text:c="2"/>}</text:p>
      <text:p text:style-name="P1"><text:s text:c="2"/>console.log(`&lt;br&gt;${fRes}`);</text:p>
      <text:p text:style-name="P1">}</text:p>
      <text:p text:style-name="P1">Fun([-1,0,1,2,6,9,7]);</text:p>
      <text:p text:style-name="P1"/>
      <text:p text:style-name="P1">16. Write the code to paint all diagonal table cells in red.</text:p>
      <text:p text:style-name="P1"/>
      <text:p text:style-name="P1"/>
      <text:p text:style-name="P1">&lt;!DOCTYPE html&gt;</text:p>
      <text:p text:style-name="P1">&lt;html&gt;</text:p>
      <text:p text:style-name="P1">&lt;head&gt;</text:p>
      <text:p text:style-name="P1"><text:soft-page-break/><text:tab/>&lt;title&gt;Print Diagonal&lt;/title&gt;</text:p>
      <text:p text:style-name="P1"><text:tab/></text:p>
      <text:p text:style-name="P1">&lt;/head&gt;</text:p>
      <text:p text:style-name="P1">&lt;body&gt;</text:p>
      <text:p text:style-name="P1"><text:tab/> &lt;table border=1 id='tableid'&gt;</text:p>
      <text:p text:style-name="P1"><text:s text:c="12"/>&lt;tr&gt;</text:p>
      <text:p text:style-name="P1"><text:s text:c="16"/>&lt;td&gt;</text:p>
      <text:p text:style-name="P1"><text:s text:c="20"/>hi</text:p>
      <text:p text:style-name="P1"><text:s text:c="16"/>&lt;/td&gt;</text:p>
      <text:p text:style-name="P1"><text:s text:c="16"/>&lt;td&gt;</text:p>
      <text:p text:style-name="P1"><text:s text:c="20"/>hi</text:p>
      <text:p text:style-name="P1"><text:s text:c="16"/>&lt;/td&gt;</text:p>
      <text:p text:style-name="P1"><text:s text:c="16"/>&lt;td&gt;</text:p>
      <text:p text:style-name="P1"><text:s text:c="20"/>hi</text:p>
      <text:p text:style-name="P1"><text:s text:c="16"/>&lt;/td&gt;</text:p>
      <text:p text:style-name="P1"><text:s text:c="16"/>&lt;td&gt;</text:p>
      <text:p text:style-name="P1"><text:s text:c="20"/>hi</text:p>
      <text:p text:style-name="P1"><text:s text:c="16"/>&lt;/td&gt;</text:p>
      <text:p text:style-name="P1"><text:s text:c="16"/>&lt;td&gt;hi</text:p>
      <text:p text:style-name="P1"><text:s text:c="16"/>&lt;/td&gt; <text:s text:c="3"/></text:p>
      <text:p text:style-name="P1"><text:s text:c="12"/>&lt;/tr&gt;</text:p>
      <text:p text:style-name="P1"><text:s text:c="12"/>&lt;tr&gt;</text:p>
      <text:p text:style-name="P1"><text:s text:c="20"/>&lt;td&gt;</text:p>
      <text:p text:style-name="P1"><text:s text:c="24"/>hi</text:p>
      <text:p text:style-name="P1"><text:soft-page-break/><text:s text:c="20"/>&lt;/td&gt;</text:p>
      <text:p text:style-name="P1"><text:s text:c="20"/>&lt;td&gt;</text:p>
      <text:p text:style-name="P1"><text:s text:c="24"/>hi</text:p>
      <text:p text:style-name="P1"><text:s text:c="20"/>&lt;/td&gt;</text:p>
      <text:p text:style-name="P1"><text:s text:c="20"/>&lt;td&gt;</text:p>
      <text:p text:style-name="P1"><text:s text:c="24"/>hi</text:p>
      <text:p text:style-name="P1"><text:s text:c="20"/>&lt;/td&gt;</text:p>
      <text:p text:style-name="P1"><text:s text:c="20"/>&lt;td&gt;</text:p>
      <text:p text:style-name="P1"><text:s text:c="24"/>hi</text:p>
      <text:p text:style-name="P1"><text:s text:c="20"/>&lt;/td&gt;</text:p>
      <text:p text:style-name="P1"><text:s text:c="20"/>&lt;td&gt;hi</text:p>
      <text:p text:style-name="P1"><text:s text:c="20"/>&lt;/td&gt; <text:s text:c="3"/></text:p>
      <text:p text:style-name="P1"><text:s text:c="16"/>&lt;/tr&gt;</text:p>
      <text:p text:style-name="P1"><text:s text:c="16"/>&lt;tr&gt;</text:p>
      <text:p text:style-name="P1"><text:s text:c="24"/>&lt;td&gt;</text:p>
      <text:p text:style-name="P1"><text:s text:c="28"/>hi</text:p>
      <text:p text:style-name="P1"><text:s text:c="24"/>&lt;/td&gt;</text:p>
      <text:p text:style-name="P1"><text:s text:c="24"/>&lt;td&gt;</text:p>
      <text:p text:style-name="P1"><text:s text:c="28"/>hi</text:p>
      <text:p text:style-name="P1"><text:s text:c="24"/>&lt;/td&gt;</text:p>
      <text:p text:style-name="P1"><text:s text:c="24"/>&lt;td&gt;</text:p>
      <text:p text:style-name="P1"><text:s text:c="28"/>hi</text:p>
      <text:p text:style-name="P1"><text:s text:c="24"/>&lt;/td&gt;</text:p>
      <text:p text:style-name="P1"><text:s text:c="24"/>&lt;td&gt;</text:p>
      <text:p text:style-name="P1"><text:s text:c="28"/>hi</text:p>
      <text:p text:style-name="P1"><text:soft-page-break/><text:s text:c="24"/>&lt;/td&gt;</text:p>
      <text:p text:style-name="P1"><text:s text:c="24"/>&lt;td&gt;hi</text:p>
      <text:p text:style-name="P1"><text:s text:c="24"/>&lt;/td&gt; <text:s text:c="3"/></text:p>
      <text:p text:style-name="P1"><text:s text:c="20"/>&lt;/tr&gt;</text:p>
      <text:p text:style-name="P1"><text:s text:c="20"/>&lt;tr&gt;</text:p>
      <text:p text:style-name="P1"><text:s text:c="28"/>&lt;td&gt;</text:p>
      <text:p text:style-name="P1"><text:s text:c="32"/>hi</text:p>
      <text:p text:style-name="P1"><text:s text:c="28"/>&lt;/td&gt;</text:p>
      <text:p text:style-name="P1"><text:s text:c="28"/>&lt;td&gt;</text:p>
      <text:p text:style-name="P1"><text:s text:c="32"/>hi</text:p>
      <text:p text:style-name="P1"><text:s text:c="28"/>&lt;/td&gt;</text:p>
      <text:p text:style-name="P1"><text:s text:c="28"/>&lt;td&gt;</text:p>
      <text:p text:style-name="P1"><text:s text:c="32"/>hi</text:p>
      <text:p text:style-name="P1"><text:s text:c="28"/>&lt;/td&gt;</text:p>
      <text:p text:style-name="P1"><text:s text:c="28"/>&lt;td&gt;</text:p>
      <text:p text:style-name="P1"><text:s text:c="32"/>hi</text:p>
      <text:p text:style-name="P1"><text:s text:c="28"/>&lt;/td&gt;</text:p>
      <text:p text:style-name="P1"><text:s text:c="28"/>&lt;td&gt;hi</text:p>
      <text:p text:style-name="P1"><text:s text:c="28"/>&lt;/td&gt; <text:s text:c="3"/></text:p>
      <text:p text:style-name="P1"><text:s text:c="24"/>&lt;/tr&gt;</text:p>
      <text:p text:style-name="P1"><text:s text:c="24"/>&lt;tr&gt;</text:p>
      <text:p text:style-name="P1"><text:s text:c="32"/>&lt;td&gt;</text:p>
      <text:p text:style-name="P1"><text:s text:c="36"/>hi</text:p>
      <text:p text:style-name="P1"><text:s text:c="32"/>&lt;/td&gt;</text:p>
      <text:p text:style-name="P1"><text:s text:c="32"/>&lt;td&gt;</text:p>
      <text:p text:style-name="P1"><text:soft-page-break/><text:s text:c="36"/>hi</text:p>
      <text:p text:style-name="P1"><text:s text:c="32"/>&lt;/td&gt;</text:p>
      <text:p text:style-name="P1"><text:s text:c="32"/>&lt;td&gt;</text:p>
      <text:p text:style-name="P1"><text:s text:c="36"/>hi</text:p>
      <text:p text:style-name="P1"><text:s text:c="32"/>&lt;/td&gt;</text:p>
      <text:p text:style-name="P1"><text:s text:c="32"/>&lt;td&gt;</text:p>
      <text:p text:style-name="P1"><text:s text:c="36"/>hi</text:p>
      <text:p text:style-name="P1"><text:s text:c="32"/>&lt;/td&gt;</text:p>
      <text:p text:style-name="P1"><text:s text:c="32"/>&lt;td&gt;hi</text:p>
      <text:p text:style-name="P1"><text:s text:c="32"/>&lt;/td&gt; <text:s text:c="3"/></text:p>
      <text:p text:style-name="P1"><text:s text:c="28"/>&lt;/tr&gt; <text:s text:c="3"/></text:p>
      <text:p text:style-name="P1"><text:s text:c="8"/>&lt;/table&gt;</text:p>
      <text:p text:style-name="P1"/>
      <text:p text:style-name="P1"><text:s text:c="8"/>&lt;script type="text/javascript"&gt;</text:p>
      <text:p text:style-name="P1"><text:tab/><text:tab/></text:p>
      <text:p text:style-name="P1"/>
      <text:p text:style-name="P1"><text:s text:c="12"/>let table=document.getElementById('tableid');</text:p>
      <text:p text:style-name="P1"><text:s text:c="12"/>for(let i=0;i&lt;table.rows.length;i++){</text:p>
      <text:p text:style-name="P1"/>
      <text:p text:style-name="P1"><text:s text:c="16"/>let row = table.rows[i];</text:p>
      <text:p text:style-name="P1"><text:s text:c="17"/>row.cells[i].style.backgroundColor = 'red';</text:p>
      <text:p text:style-name="P1"><text:s text:c="12"/>}</text:p>
      <text:p text:style-name="P1"><text:s text:c="12"/>console.log(table);</text:p>
      <text:p text:style-name="P1"/>
      <text:p text:style-name="P1">&lt;/script&gt;</text:p>
      <text:p text:style-name="P1"><text:soft-page-break/>&lt;/body&gt;</text:p>
      <text:p text:style-name="P1">&lt;/html&gt;</text:p>
      <text:p text:style-name="P1"/>
      <text:p text:style-name="P9"/>
      <text:p text:style-name="P11">1. Merge tow sorted array?</text:p>
      <text:p text:style-name="P9"/>
      <text:p text:style-name="P12">let arr=[40,20,31,36,10,40,2];</text:p>
      <text:p text:style-name="P12">let arr2=[20,78,31,2,5,10,91,45];</text:p>
      <text:p text:style-name="P9"/>
      <text:p text:style-name="P12">let sorted=arr.sort(function(a,b){return(a-b);});</text:p>
      <text:p text:style-name="P12">let sorted2=arr2.sort(function(a,b){return(a-b);});</text:p>
      <text:p text:style-name="P12">let children = sorted.concat(sorted2);</text:p>
      <text:p text:style-name="P12">console.log(children);</text:p>
      <text:p text:style-name="P9"/>
      <text:p text:style-name="P11">2. Remove duplicate element in an array?</text:p>
      <text:p text:style-name="P9"/>
      <text:p text:style-name="P9"/>
      <text:p text:style-name="P12">&lt;!DOCTYPE html&gt;</text:p>
      <text:p text:style-name="P12">&lt;html&gt;</text:p>
      <text:p text:style-name="P12">&lt;head&gt;</text:p>
      <text:p text:style-name="P12"><text:tab/>&lt;title&gt;Hello aliens&lt;/title&gt;</text:p>
      <text:p text:style-name="P12"><text:tab/>&lt;script type="text/javascript"&gt;</text:p>
      <text:p text:style-name="P12"><text:tab/><text:tab/></text:p>
      <text:p text:style-name="P12"><text:tab/><text:tab/>let size=parseInt(prompt("Enter the size of an array:"));</text:p>
      <text:p text:style-name="P12"><text:tab/><text:tab/>let arr=[];</text:p>
      <text:p text:style-name="P12"><text:tab/><text:tab/>for(i=0;i&lt;size;i++){</text:p>
      <text:p text:style-name="P12"><text:tab/><text:tab/><text:tab/>arr[i]=parseInt(prompt("Enter element in an array"));</text:p>
      <text:p text:style-name="P12"><text:tab/><text:tab/>}</text:p>
      <text:p text:style-name="P12"><text:tab/><text:tab/></text:p>
      <text:p text:style-name="P12"><text:tab/><text:tab/>function remove(arr) {</text:p>
      <text:p text:style-name="P12"><text:tab/><text:tab/><text:tab/>// body...</text:p>
      <text:p text:style-name="P12"><text:tab/><text:tab/><text:tab/>arr.sort();</text:p>
      <text:p text:style-name="P9"/>
      <text:p text:style-name="P12"><text:tab/><text:tab/>for(i=0;i&lt;size;){</text:p>
      <text:p text:style-name="P9"/>
      <text:p text:style-name="P9"/>
      <text:p text:style-name="P12"><text:tab/><text:tab/><text:tab/>if(arr[i-1]==arr[i]){</text:p>
      <text:p text:style-name="P9"/>
      <text:p text:style-name="P12"><text:tab/><text:tab/><text:tab/><text:tab/>arr.splice(i,1);</text:p>
      <text:p text:style-name="P12"><text:tab/><text:tab/><text:tab/>}</text:p>
      <text:p text:style-name="P12"><text:tab/><text:tab/><text:tab/>else{</text:p>
      <text:p text:style-name="P12"><text:tab/><text:tab/><text:tab/><text:tab/>i++;</text:p>
      <text:p text:style-name="P12"><text:tab/><text:tab/><text:tab/>}</text:p>
      <text:p text:style-name="P12"><text:tab/><text:tab/>}document.write(arr);</text:p>
      <text:p text:style-name="P12"><text:tab/><text:tab/>}</text:p>
      <text:p text:style-name="P12"><text:soft-page-break/><text:tab/></text:p>
      <text:p text:style-name="P12"><text:tab/>remove(arr);</text:p>
      <text:p text:style-name="P9"/>
      <text:p text:style-name="P12"><text:tab/>&lt;/script&gt;</text:p>
      <text:p text:style-name="P12">&lt;/head&gt;</text:p>
      <text:p text:style-name="P12">&lt;body&gt;</text:p>
      <text:p text:style-name="P12">&lt;h1&gt;Hey aliens, may,this is wonderful day&lt;/h1&gt;</text:p>
      <text:p text:style-name="P12">&lt;/body&gt;</text:p>
      <text:p text:style-name="P12">&lt;/html&gt;</text:p>
      <text:p text:style-name="P9"/>
      <text:p text:style-name="P11">3. Swap two no withoud using temp variable.</text:p>
      <text:p text:style-name="P9"/>
      <text:p text:style-name="P12">function swap(a,b){</text:p>
      <text:p text:style-name="P12"><text:s text:c="2"/>a=a+b;</text:p>
      <text:p text:style-name="P12"><text:s text:c="2"/>b=a-b;</text:p>
      <text:p text:style-name="P12"><text:s text:c="2"/>a=a-b;</text:p>
      <text:p text:style-name="P12"><text:s text:c="2"/>console.log("a="+a+"b="+b);</text:p>
      <text:p text:style-name="P12">}</text:p>
      <text:p text:style-name="P12">swap(10,20);</text:p>
      <text:p text:style-name="P9"/>
      <text:p text:style-name="P11">4. Reverse a string in javascript?</text:p>
      <text:p text:style-name="P9"/>
      <text:p text:style-name="P9"/>
      <text:p text:style-name="P12">&lt;!DOCTYPE html&gt;</text:p>
      <text:p text:style-name="P12">&lt;html&gt;</text:p>
      <text:p text:style-name="P12">&lt;head&gt;</text:p>
      <text:p text:style-name="P12"><text:tab/>&lt;title&gt;ReverseString&lt;/title&gt;</text:p>
      <text:p text:style-name="P9"/>
      <text:p text:style-name="P12">&lt;script type="text/javascript"&gt;</text:p>
      <text:p text:style-name="P12"><text:tab/></text:p>
      <text:p text:style-name="P12">function ReverseStr(arr) {</text:p>
      <text:p text:style-name="P12"><text:tab/>// body...</text:p>
      <text:p text:style-name="P12"><text:tab/>for(let i=arr.length;i&gt;=0;i--){</text:p>
      <text:p text:style-name="P12"><text:tab/><text:tab/>//document.write(arr[i]);</text:p>
      <text:p text:style-name="P12"><text:tab/><text:tab/>console.log(arr[i]);</text:p>
      <text:p text:style-name="P12"><text:tab/>}</text:p>
      <text:p text:style-name="P12">}</text:p>
      <text:p text:style-name="P9"/>
      <text:p text:style-name="P12">ReverseStr("vikash");</text:p>
      <text:p text:style-name="P12">&lt;/script&gt;</text:p>
      <text:p text:style-name="P12">&lt;/head&gt;</text:p>
      <text:p text:style-name="P12">&lt;body&gt;</text:p>
      <text:p text:style-name="P9"/>
      <text:p text:style-name="P12">&lt;/body&gt;</text:p>
      <text:p text:style-name="P12">&lt;/html&gt;</text:p>
      <text:p text:style-name="P11">5. Given an array of numbers.</text:p>
      <text:p text:style-name="P11">On every next move you are allowed to increase exactly one of its item of array by <text:soft-page-break/>one. ""Ex 1: [1, 2, 4] , output will be 0</text:p>
      <text:p text:style-name="P12"/>
      <text:p text:style-name="P12">function fun(arr){</text:p>
      <text:p text:style-name="P12"><text:s text:c="2"/></text:p>
      <text:p text:style-name="P12"><text:s text:c="2"/>arr.sort();</text:p>
      <text:p text:style-name="P12"><text:s text:c="2"/>let d=1;</text:p>
      <text:p text:style-name="P12"><text:s text:c="2"/>for(let i=0;i&lt;arr.length;i++){</text:p>
      <text:p text:style-name="P12"><text:s text:c="4"/>if(arr[i]&gt;arr[i+1]){</text:p>
      <text:p text:style-name="P12"><text:s text:c="6"/></text:p>
      <text:p text:style-name="P12"><text:s text:c="5"/>d=arr[i]-arr[i+1]+1;</text:p>
      <text:p text:style-name="P12"><text:s text:c="6"/>arr[i+1]=arr[i+1]+d;</text:p>
      <text:p text:style-name="P12"><text:s text:c="4"/>}</text:p>
      <text:p text:style-name="P12"><text:s text:c="4"/>if(arr[i]==arr[i+1]){</text:p>
      <text:p text:style-name="P12"><text:s text:c="6"/>d++;</text:p>
      <text:p text:style-name="P12"><text:s text:c="4"/>}</text:p>
      <text:p text:style-name="P12"><text:s text:c="2"/>}</text:p>
      <text:p text:style-name="P12"><text:s text:c="2"/>console.log(d);</text:p>
      <text:p text:style-name="P12">}</text:p>
      <text:p text:style-name="P12">fun([1,9,1]);</text:p>
      <text:p text:style-name="P12"/>
      <text:p text:style-name="P11">6. Write a method that labels of domain as 'Bussiness','Company','CallingService','Technology' for .com,.org,.net or .info respectively.</text:p>
      <text:p text:style-name="P12"/>
      <text:p text:style-name="P12">function Fun(str){</text:p>
      <text:p text:style-name="P12"><text:s text:c="2"/></text:p>
      <text:p text:style-name="P12"><text:s text:c="2"/>let br=[];</text:p>
      <text:p text:style-name="P12"><text:s text:c="2"/>br=str.split(".");</text:p>
      <text:p text:style-name="P12"><text:s text:c="2"/>let size=br.length;</text:p>
      <text:p text:style-name="P12"><text:s text:c="2"/>//console.log(br);</text:p>
      <text:p text:style-name="P12"><text:s/>// console.log(br[size-1]);</text:p>
      <text:p text:style-name="P12"><text:s text:c="2"/>if(br[size-1]=="com"){</text:p>
      <text:p text:style-name="P12"><text:s text:c="4"/>console.log("company");</text:p>
      <text:p text:style-name="P12"><text:s text:c="2"/>}</text:p>
      <text:p text:style-name="P12"><text:s text:c="2"/>if(br[size-1]=="org"){console.log("Organization");}</text:p>
      <text:p text:style-name="P12"><text:s text:c="2"/>if(br[size-1]=="edu"){console.log("Edication");}</text:p>
      <text:p text:style-name="P12"><text:s text:c="2"/>if(br[size-1]=="info"){console.log("Technical");}</text:p>
      <text:p text:style-name="P12">}</text:p>
      <text:p text:style-name="P12">Fun("google.org");</text:p>
      <text:p text:style-name="P12"/>
      <text:p text:style-name="P9"/>
      <text:p text:style-name="P10">7. A print company wants a method to calculate last number prints by printer if you pass the current number and number of digit for print.</text:p>
      <text:p text:style-name="P9"/>
      <text:p text:style-name="P9">function fun(a,b){</text:p>
      <text:p text:style-name="P9"><text:s text:c="2"/></text:p>
      <text:p text:style-name="P9"><text:soft-page-break/><text:s text:c="2"/>let arr=[];</text:p>
      <text:p text:style-name="P9"><text:s text:c="2"/>for(let i=1;i&lt;=b;i++){</text:p>
      <text:p text:style-name="P9"><text:s text:c="4"/></text:p>
      <text:p text:style-name="P9"><text:s text:c="4"/>if(a&gt;a+1){i=i+1;}</text:p>
      <text:p text:style-name="P9"><text:s text:c="4"/>arr.push(a);</text:p>
      <text:p text:style-name="P9"><text:s text:c="4"/>a=a+1;</text:p>
      <text:p text:style-name="P9"><text:s text:c="2"/>}</text:p>
      <text:p text:style-name="P9"><text:s text:c="2"/>console.log(a);</text:p>
      <text:p text:style-name="P9">}</text:p>
      <text:p text:style-name="P8">fun(12,3);</text:p>
      <text:p text:style-name="P16"/>
      <text:p text:style-name="P18">1. Merge tow sorted array?</text:p>
      <text:p text:style-name="P16"/>
      <text:p text:style-name="P19">let arr=[40,20,31,36,10,40,2];</text:p>
      <text:p text:style-name="P19">let arr2=[20,78,31,2,5,10,91,45];</text:p>
      <text:p text:style-name="P16"/>
      <text:p text:style-name="P19">let sorted=arr.sort(function(a,b){return(a-b);});</text:p>
      <text:p text:style-name="P19">let sorted2=arr2.sort(function(a,b){return(a-b);});</text:p>
      <text:p text:style-name="P19">let children = sorted.concat(sorted2);</text:p>
      <text:p text:style-name="P19">console.log(children);</text:p>
      <text:p text:style-name="P16"/>
      <text:p text:style-name="P18">2. Remove duplicate element in an array?</text:p>
      <text:p text:style-name="P16"/>
      <text:p text:style-name="P16"/>
      <text:p text:style-name="P19">&lt;!DOCTYPE html&gt;</text:p>
      <text:p text:style-name="P19">&lt;html&gt;</text:p>
      <text:p text:style-name="P19">&lt;head&gt;</text:p>
      <text:p text:style-name="P19"><text:tab/>&lt;title&gt;Hello aliens&lt;/title&gt;</text:p>
      <text:p text:style-name="P19"><text:tab/>&lt;script type="text/javascript"&gt;</text:p>
      <text:p text:style-name="P19"><text:tab/><text:tab/></text:p>
      <text:p text:style-name="P19"><text:tab/><text:tab/>let size=parseInt(prompt("Enter the size of an array:"));</text:p>
      <text:p text:style-name="P19"><text:tab/><text:tab/>let arr=[];</text:p>
      <text:p text:style-name="P19"><text:tab/><text:tab/>for(i=0;i&lt;size;i++){</text:p>
      <text:p text:style-name="P19"><text:tab/><text:tab/><text:tab/>arr[i]=parseInt(prompt("Enter element in an array"));</text:p>
      <text:p text:style-name="P19"><text:tab/><text:tab/>}</text:p>
      <text:p text:style-name="P19"><text:tab/><text:tab/></text:p>
      <text:p text:style-name="P19"><text:tab/><text:tab/>function remove(arr) {</text:p>
      <text:p text:style-name="P19"><text:tab/><text:tab/><text:tab/>// body...</text:p>
      <text:p text:style-name="P19"><text:tab/><text:tab/><text:tab/>arr.sort();</text:p>
      <text:p text:style-name="P16"/>
      <text:p text:style-name="P19"><text:tab/><text:tab/>for(i=0;i&lt;size;){</text:p>
      <text:p text:style-name="P16"/>
      <text:p text:style-name="P16"/>
      <text:p text:style-name="P19"><text:tab/><text:tab/><text:tab/>if(arr[i-1]==arr[i]){</text:p>
      <text:p text:style-name="P16"/>
      <text:p text:style-name="P19"><text:tab/><text:tab/><text:tab/><text:tab/>arr.splice(i,1);</text:p>
      <text:p text:style-name="P19"><text:tab/><text:tab/><text:tab/>}</text:p>
      <text:p text:style-name="P19"><text:soft-page-break/><text:tab/><text:tab/><text:tab/>else{</text:p>
      <text:p text:style-name="P19"><text:tab/><text:tab/><text:tab/><text:tab/>i++;</text:p>
      <text:p text:style-name="P19"><text:tab/><text:tab/><text:tab/>}</text:p>
      <text:p text:style-name="P19"><text:tab/><text:tab/>}document.write(arr);</text:p>
      <text:p text:style-name="P19"><text:tab/><text:tab/>}</text:p>
      <text:p text:style-name="P19"><text:tab/></text:p>
      <text:p text:style-name="P19"><text:tab/>remove(arr);</text:p>
      <text:p text:style-name="P16"/>
      <text:p text:style-name="P19"><text:tab/>&lt;/script&gt;</text:p>
      <text:p text:style-name="P19">&lt;/head&gt;</text:p>
      <text:p text:style-name="P19">&lt;body&gt;</text:p>
      <text:p text:style-name="P19">&lt;h1&gt;Hey aliens, may,this is wonderful day&lt;/h1&gt;</text:p>
      <text:p text:style-name="P19">&lt;/body&gt;</text:p>
      <text:p text:style-name="P19">&lt;/html&gt;</text:p>
      <text:p text:style-name="P16"/>
      <text:p text:style-name="P18">3. Swap two no withoud using temp variable.</text:p>
      <text:p text:style-name="P16"/>
      <text:p text:style-name="P19">function swap(a,b){</text:p>
      <text:p text:style-name="P19"><text:s text:c="2"/>a=a+b;</text:p>
      <text:p text:style-name="P19"><text:s text:c="2"/>b=a-b;</text:p>
      <text:p text:style-name="P19"><text:s text:c="2"/>a=a-b;</text:p>
      <text:p text:style-name="P19"><text:s text:c="2"/>console.log("a="+a+"b="+b);</text:p>
      <text:p text:style-name="P19">}</text:p>
      <text:p text:style-name="P19">swap(10,20);</text:p>
      <text:p text:style-name="P16"/>
      <text:p text:style-name="P18">4. Reverse a string in javascript?</text:p>
      <text:p text:style-name="P16"/>
      <text:p text:style-name="P16"/>
      <text:p text:style-name="P19">&lt;!DOCTYPE html&gt;</text:p>
      <text:p text:style-name="P19">&lt;html&gt;</text:p>
      <text:p text:style-name="P19">&lt;head&gt;</text:p>
      <text:p text:style-name="P19"><text:tab/>&lt;title&gt;ReverseString&lt;/title&gt;</text:p>
      <text:p text:style-name="P16"/>
      <text:p text:style-name="P19">&lt;script type="text/javascript"&gt;</text:p>
      <text:p text:style-name="P19"><text:tab/></text:p>
      <text:p text:style-name="P19">function ReverseStr(arr) {</text:p>
      <text:p text:style-name="P19"><text:tab/>// body...</text:p>
      <text:p text:style-name="P19"><text:tab/>for(let i=arr.length;i&gt;=0;i--){</text:p>
      <text:p text:style-name="P19"><text:tab/><text:tab/>//document.write(arr[i]);</text:p>
      <text:p text:style-name="P19"><text:tab/><text:tab/>console.log(arr[i]);</text:p>
      <text:p text:style-name="P19"><text:tab/>}</text:p>
      <text:p text:style-name="P19">}</text:p>
      <text:p text:style-name="P16"/>
      <text:p text:style-name="P19">ReverseStr("vikash");</text:p>
      <text:p text:style-name="P19">&lt;/script&gt;</text:p>
      <text:p text:style-name="P19">&lt;/head&gt;</text:p>
      <text:p text:style-name="P19">&lt;body&gt;</text:p>
      <text:p text:style-name="P16"><text:soft-page-break/></text:p>
      <text:p text:style-name="P19">&lt;/body&gt;</text:p>
      <text:p text:style-name="P19">&lt;/html&gt;</text:p>
      <text:p text:style-name="P18">5. Given an array of numbers.</text:p>
      <text:p text:style-name="P18">On every next move you are allowed to increase exactly one of its item of array by one. ""Ex 1: [1, 2, 4] , output will be 0</text:p>
      <text:p text:style-name="P16"/>
      <text:p text:style-name="P19">function fun(arr){</text:p>
      <text:p text:style-name="P19"><text:s text:c="2"/></text:p>
      <text:p text:style-name="P19"><text:s text:c="2"/>arr.sort();</text:p>
      <text:p text:style-name="P19"><text:s text:c="2"/>let d=1;</text:p>
      <text:p text:style-name="P19"><text:s text:c="2"/>for(let i=0;i&lt;arr.length;i++){</text:p>
      <text:p text:style-name="P19"><text:s text:c="4"/>if(arr[i]&gt;arr[i+1]){</text:p>
      <text:p text:style-name="P19"><text:s text:c="6"/></text:p>
      <text:p text:style-name="P19"><text:s text:c="5"/>d=arr[i]-arr[i+1]+1;</text:p>
      <text:p text:style-name="P19"><text:s text:c="6"/>arr[i+1]=arr[i+1]+d;</text:p>
      <text:p text:style-name="P19"><text:s text:c="4"/>}</text:p>
      <text:p text:style-name="P19"><text:s text:c="4"/>if(arr[i]==arr[i+1]){</text:p>
      <text:p text:style-name="P19"><text:s text:c="6"/>d++;</text:p>
      <text:p text:style-name="P19"><text:s text:c="4"/>}</text:p>
      <text:p text:style-name="P19"><text:s text:c="2"/>}</text:p>
      <text:p text:style-name="P19"><text:s text:c="2"/>console.log(d);</text:p>
      <text:p text:style-name="P19">}</text:p>
      <text:p text:style-name="P19">fun([1,9,1]);</text:p>
      <text:p text:style-name="P16"/>
      <text:p text:style-name="P18">6. Write a method that labels of domain as 'Bussiness','Company','CallingService','Technology' for .com,.org,.net or .info respectively.</text:p>
      <text:p text:style-name="P16"/>
      <text:p text:style-name="P19">function Fun(str){</text:p>
      <text:p text:style-name="P19"><text:s text:c="2"/></text:p>
      <text:p text:style-name="P19"><text:s text:c="2"/>let br=[];</text:p>
      <text:p text:style-name="P19"><text:s text:c="2"/>br=str.split(".");</text:p>
      <text:p text:style-name="P19"><text:s text:c="2"/>let size=br.length;</text:p>
      <text:p text:style-name="P19"><text:s text:c="2"/>//console.log(br);</text:p>
      <text:p text:style-name="P19"><text:s/>// console.log(br[size-1]);</text:p>
      <text:p text:style-name="P19"><text:s text:c="2"/>if(br[size-1]=="com"){</text:p>
      <text:p text:style-name="P19"><text:s text:c="4"/>console.log("company");</text:p>
      <text:p text:style-name="P19"><text:s text:c="2"/>}</text:p>
      <text:p text:style-name="P19"><text:s text:c="2"/>if(br[size-1]=="org"){console.log("Organization");}</text:p>
      <text:p text:style-name="P19"><text:s text:c="2"/>if(br[size-1]=="edu"){console.log("Edication");}</text:p>
      <text:p text:style-name="P19"><text:s text:c="2"/>if(br[size-1]=="info"){console.log("Technical");}</text:p>
      <text:p text:style-name="P19">}</text:p>
      <text:p text:style-name="P19">Fun("google.org");</text:p>
      <text:p text:style-name="P16"/>
      <text:p text:style-name="P16"/>
      <text:p text:style-name="P17">7. A print company wants a method to calculate last number prints <text:soft-page-break/>by printer if you pass the current number and number of digit for print.</text:p>
      <text:p text:style-name="P16"/>
      <text:p text:style-name="P16">function fun(a,b){</text:p>
      <text:p text:style-name="P16"><text:s text:c="2"/></text:p>
      <text:p text:style-name="P16"><text:s text:c="2"/>let arr=[];</text:p>
      <text:p text:style-name="P16"><text:s text:c="2"/>for(let i=1;i&lt;=b;i++){</text:p>
      <text:p text:style-name="P16"><text:s text:c="4"/></text:p>
      <text:p text:style-name="P16"><text:s text:c="4"/>if(a&gt;a+1){i=i+1;}</text:p>
      <text:p text:style-name="P16"><text:s text:c="4"/>arr.push(a);</text:p>
      <text:p text:style-name="P16"><text:s text:c="4"/>a=a+1;</text:p>
      <text:p text:style-name="P16"><text:s text:c="2"/>}</text:p>
      <text:p text:style-name="P16"><text:s text:c="2"/>console.log(a);</text:p>
      <text:p text:style-name="P16">}</text:p>
      <text:p text:style-name="P16">fun(12,3);</text:p>
      <text:p text:style-name="P16"/>
      <text:p text:style-name="P17">8. Find the greatest common divisor of two numbers?</text:p>
      <text:p text:style-name="P16"/>
      <text:p text:style-name="P16">function fun(a,b){</text:p>
      <text:p text:style-name="P16"><text:s text:c="2"/></text:p>
      <text:p text:style-name="P16"><text:s text:c="2"/>if(a==0)</text:p>
      <text:p text:style-name="P16"><text:s text:c="4"/>console.log(b);</text:p>
      <text:p text:style-name="P16"><text:s text:c="2"/>if(b==0)</text:p>
      <text:p text:style-name="P16"><text:s text:c="4"/>console.log(a);</text:p>
      <text:p text:style-name="P16"><text:s text:c="2"/>if(a==b)</text:p>
      <text:p text:style-name="P16"><text:s text:c="4"/>console.log(a);</text:p>
      <text:p text:style-name="P16"><text:s text:c="2"/>if(a&gt;b){</text:p>
      <text:p text:style-name="P16"><text:s text:c="4"/>console.log(fun(a-b,b));</text:p>
      <text:p text:style-name="P16"><text:s text:c="2"/>}</text:p>
      <text:p text:style-name="P16"><text:s text:c="2"/>console.log(fun(a,b-a));</text:p>
      <text:p text:style-name="P16"><text:s text:c="2"/></text:p>
      <text:p text:style-name="P16"><text:s text:c="8"/>}</text:p>
      <text:p text:style-name="P16"><text:s text:c="8"/></text:p>
      <text:p text:style-name="P16"><text:s text:c="8"/>fun(4,6);</text:p>
      <text:p text:style-name="P16"/>
      <text:p text:style-name="P17">9. "Ravi got wooden block of different sizes as a present from cloud analogy for his anniversary,each wooden block having an non negative integer size.Since he likes to make things perfect, he wants to arrange them from smallest to large so that each wooden block will be bigger than the previous one exactly by 1.He may need some additional statues to be able to accomplish that.Help him figure out the minimum number of additional statues needed.</text:p>
      <text:p text:style-name="P16"/>
      <text:p text:style-name="P16">let arr=[5,6,10,12];</text:p>
      <text:p text:style-name="P16">let size=arr.length;</text:p>
      <text:p text:style-name="P16">let loc=1;</text:p>
      <text:p text:style-name="P16">let max=arr[0];</text:p>
      <text:p text:style-name="P16">let min=arr[0];</text:p>
      <text:p text:style-name="P16">for(let i=0;i&lt;size;i++){</text:p>
      <text:p text:style-name="P16"><text:s text:c="2"/>if(arr[i]&gt;max){</text:p>
      <text:p text:style-name="P16"><text:soft-page-break/><text:s text:c="4"/>max=arr[i];</text:p>
      <text:p text:style-name="P16"><text:s text:c="4"/>loc=i+1;</text:p>
      <text:p text:style-name="P16"><text:s text:c="2"/>}</text:p>
      <text:p text:style-name="P16">}</text:p>
      <text:p text:style-name="P16">for(let j=0;j&lt;size;j++){</text:p>
      <text:p text:style-name="P16"><text:s text:c="2"/>if(arr[j]&lt;min){</text:p>
      <text:p text:style-name="P16"><text:s text:c="4"/>min=arr[j];</text:p>
      <text:p text:style-name="P16"><text:s text:c="4"/>loc=j+1;</text:p>
      <text:p text:style-name="P16"><text:s text:c="2"/>}</text:p>
      <text:p text:style-name="P16">}</text:p>
      <text:p text:style-name="P16">let dif=max-min;</text:p>
      <text:p text:style-name="P16">let res=dif-size+1;</text:p>
      <text:p text:style-name="P16">console.log(res);</text:p>
      <text:p text:style-name="P16"/>
      <text:p text:style-name="P17">10. You have two number array, m and n and k number you want for create.Determine whether there is a pair of numbers, where one number is taken from m and another from n ,that can be added together to get a sum of k.Return true if such a pair exists,otherwise return false. </text:p>
      <text:p text:style-name="P16"/>
      <text:p text:style-name="P16"/>
      <text:p text:style-name="P16">function Fun(arr,arr1,k){</text:p>
      <text:p text:style-name="P16"><text:s text:c="2"/>let count=0;</text:p>
      <text:p text:style-name="P16"><text:s text:c="2"/>for(let i=0;i&lt;arr.length;i++){</text:p>
      <text:p text:style-name="P16"><text:s text:c="4"/>for(let j=0;j&lt;arr1.length;j++){</text:p>
      <text:p text:style-name="P16"><text:s text:c="6"/>if(arr[i]+arr1[j]==k){</text:p>
      <text:p text:style-name="P16"><text:s text:c="8"/>count++;</text:p>
      <text:p text:style-name="P16"><text:s text:c="6"/>}</text:p>
      <text:p text:style-name="P16"><text:s text:c="4"/>}</text:p>
      <text:p text:style-name="P16"><text:s text:c="2"/>}</text:p>
      <text:p text:style-name="P16"><text:s text:c="2"/>if(count&gt;0){</text:p>
      <text:p text:style-name="P16"><text:s text:c="4"/>console.log(true);</text:p>
      <text:p text:style-name="P16"><text:s text:c="2"/>}</text:p>
      <text:p text:style-name="P16"><text:s text:c="2"/>else</text:p>
      <text:p text:style-name="P16"><text:s text:c="4"/>console.log(false);</text:p>
      <text:p text:style-name="P16"><text:s/></text:p>
      <text:p text:style-name="P16">}</text:p>
      <text:p text:style-name="P16">Fun([12,25,36,1],[4,2,31,45],16);</text:p>
      <text:p text:style-name="P16"/>
      <text:p text:style-name="P16"/>
      <text:p text:style-name="P17">11. Give a two number array and check both are similar or not. Return true/false.</text:p>
      <text:p text:style-name="P16"/>
      <text:p text:style-name="P16">function Fun(arr,arr1){</text:p>
      <text:p text:style-name="P16"><text:s text:c="2"/>let temp=1;</text:p>
      <text:p text:style-name="P16"><text:s text:c="2"/>arr.sort();</text:p>
      <text:p text:style-name="P16"><text:s text:c="2"/>arr1.sort();</text:p>
      <text:p text:style-name="P16"><text:s text:c="2"/>if(arr.length!=arr1.length){</text:p>
      <text:p text:style-name="P16"><text:s text:c="4"/>console.log(false);}</text:p>
      <text:p text:style-name="P16"><text:s text:c="2"/>else{</text:p>
      <text:p text:style-name="P16"><text:soft-page-break/><text:s text:c="7"/>for(let i=0;i&lt;arr.length;i++){</text:p>
      <text:p text:style-name="P16"><text:s text:c="9"/>if(arr[i]!=arr1[i]){</text:p>
      <text:p text:style-name="P16"><text:s text:c="11"/>temp=0;</text:p>
      <text:p text:style-name="P16"><text:s text:c="11"/>break;</text:p>
      <text:p text:style-name="P16"><text:s text:c="9"/>}</text:p>
      <text:p text:style-name="P16"><text:s text:c="7"/>}</text:p>
      <text:p text:style-name="P16"><text:s text:c="7"/>if(temp){</text:p>
      <text:p text:style-name="P16"><text:s text:c="9"/>console.log(true);</text:p>
      <text:p text:style-name="P16"><text:s text:c="7"/>}</text:p>
      <text:p text:style-name="P16"><text:s text:c="7"/>else</text:p>
      <text:p text:style-name="P16"><text:s text:c="9"/>console.log(false);</text:p>
      <text:p text:style-name="P16"><text:s text:c="5"/>}</text:p>
      <text:p text:style-name="P16"><text:s text:c="4"/></text:p>
      <text:p text:style-name="P16"><text:s text:c="2"/>}</text:p>
      <text:p text:style-name="P16">Fun([1,2,3],[1,2,3]);</text:p>
      <text:p text:style-name="P16"/>
      <text:p text:style-name="P16"/>
      <text:p text:style-name="P17">12. "Check the given string can be obtained by one concatenation of some string to itself.</text:p>
      <text:p text:style-name="P16"/>
      <text:p text:style-name="P16">&lt;html&gt;</text:p>
      <text:p text:style-name="P16"><text:s text:c="4"/>&lt;head&gt;</text:p>
      <text:p text:style-name="P16"><text:s text:c="8"/>&lt;title&gt;Count same length&lt;/title&gt;</text:p>
      <text:p text:style-name="P16"><text:s text:c="8"/>&lt;script&gt;</text:p>
      <text:p text:style-name="P16"><text:s text:c="8"/>function Fun(str){</text:p>
      <text:p text:style-name="P16"/>
      <text:p text:style-name="P16"><text:s text:c="12"/></text:p>
      <text:p text:style-name="P16"><text:s text:c="12"/>if(str.length%2==0)</text:p>
      <text:p text:style-name="P16"><text:s text:c="12"/>{</text:p>
      <text:p text:style-name="P16"><text:s text:c="17"/>let temp=Math.floor(str.length/2);</text:p>
      <text:p text:style-name="P16"><text:s text:c="17"/>for(let i=0;i&lt;temp;i++)</text:p>
      <text:p text:style-name="P16"><text:s text:c="18"/>{</text:p>
      <text:p text:style-name="P16"><text:s text:c="25"/>if(str.charAt(i)==str.charAt(i+temp))</text:p>
      <text:p text:style-name="P16"><text:s text:c="25"/>{</text:p>
      <text:p text:style-name="P16"><text:s text:c="31"/>temp=0;</text:p>
      <text:p text:style-name="P16"><text:s text:c="25"/>}</text:p>
      <text:p text:style-name="P16"><text:s text:c="25"/>else{</text:p>
      <text:p text:style-name="P16"><text:s text:c="29"/>temp=1;</text:p>
      <text:p text:style-name="P16"><text:s text:c="29"/>break;</text:p>
      <text:p text:style-name="P16"><text:s text:c="25"/>}</text:p>
      <text:p text:style-name="P16"><text:s text:c="21"/>}</text:p>
      <text:p text:style-name="P16"><text:s text:c="17"/>if(temp==1)</text:p>
      <text:p text:style-name="P16"><text:s text:c="17"/>{</text:p>
      <text:p text:style-name="P16"><text:s text:c="23"/>document.write("not match!!")</text:p>
      <text:p text:style-name="P16"><text:s text:c="18"/>}</text:p>
      <text:p text:style-name="P16"><text:s text:c="17"/>else</text:p>
      <text:p text:style-name="P16"><text:s text:c="17"/>{</text:p>
      <text:p text:style-name="P16"><text:s text:c="22"/>document.write("match!!")</text:p>
      <text:p text:style-name="P16"><text:s text:c="18"/>}</text:p>
      <text:p text:style-name="P16"><text:s text:c="12"/>}</text:p>
      <text:p text:style-name="P16"><text:soft-page-break/><text:s text:c="12"/>else{document.write("not match!!!");}</text:p>
      <text:p text:style-name="P16"><text:s text:c="8"/>}</text:p>
      <text:p text:style-name="P16"><text:s text:c="8"/>Fun("vikashvikash");</text:p>
      <text:p text:style-name="P16"><text:s text:c="8"/></text:p>
      <text:p text:style-name="P16"><text:s text:c="8"/>&lt;/script&gt;</text:p>
      <text:p text:style-name="P16"/>
      <text:p text:style-name="P16"><text:s text:c="4"/>&lt;/head&gt;</text:p>
      <text:p text:style-name="P16">&lt;/html&gt;</text:p>
      <text:p text:style-name="P16"/>
      <text:p text:style-name="P17">13. <text:s text:c="2"/>n number of cat and person in a house.Create a method which return an array containing every possible number of people and cat.</text:p>
      <text:p text:style-name="P16"><text:s/></text:p>
      <text:p text:style-name="P16">function Fun(num){</text:p>
      <text:p text:style-name="P16"><text:s text:c="2"/>let res=Math.floor(num/4);</text:p>
      <text:p text:style-name="P16"><text:s text:c="2"/>let res2=Math.floor(num/2);</text:p>
      <text:p text:style-name="P16"><text:s text:c="2"/>console.log("No of man="+res2);</text:p>
      <text:p text:style-name="P16"><text:s text:c="2"/>console.log("No of cat=:"+res);</text:p>
      <text:p text:style-name="P16">}</text:p>
      <text:p text:style-name="P16">Fun(12);</text:p>
      <text:p text:style-name="P16"/>
      <text:p text:style-name="P16"/>
      <text:p text:style-name="P16"/>
      <text:p text:style-name="P18">1. Merge tow sorted array?</text:p>
      <text:p text:style-name="P16"/>
      <text:p text:style-name="P19">let arr=[40,20,31,36,10,40,2];</text:p>
      <text:p text:style-name="P19">let arr2=[20,78,31,2,5,10,91,45];</text:p>
      <text:p text:style-name="P16"/>
      <text:p text:style-name="P19">let sorted=arr.sort(function(a,b){return(a-b);});</text:p>
      <text:p text:style-name="P19">let sorted2=arr2.sort(function(a,b){return(a-b);});</text:p>
      <text:p text:style-name="P19">let children = sorted.concat(sorted2);</text:p>
      <text:p text:style-name="P19">console.log(children);</text:p>
      <text:p text:style-name="P16"/>
      <text:p text:style-name="P18">2. Remove duplicate element in an array?</text:p>
      <text:p text:style-name="P16"/>
      <text:p text:style-name="P16"/>
      <text:p text:style-name="P19">&lt;!DOCTYPE html&gt;</text:p>
      <text:p text:style-name="P19">&lt;html&gt;</text:p>
      <text:p text:style-name="P19">&lt;head&gt;</text:p>
      <text:p text:style-name="P19"><text:tab/>&lt;title&gt;Hello aliens&lt;/title&gt;</text:p>
      <text:p text:style-name="P19"><text:tab/>&lt;script type="text/javascript"&gt;</text:p>
      <text:p text:style-name="P19"><text:tab/><text:tab/></text:p>
      <text:p text:style-name="P19"><text:tab/><text:tab/>let size=parseInt(prompt("Enter the size of an array:"));</text:p>
      <text:p text:style-name="P19"><text:tab/><text:tab/>let arr=[];</text:p>
      <text:p text:style-name="P19"><text:tab/><text:tab/>for(i=0;i&lt;size;i++){</text:p>
      <text:p text:style-name="P19"><text:tab/><text:tab/><text:tab/>arr[i]=parseInt(prompt("Enter element in an array"));</text:p>
      <text:p text:style-name="P19"><text:tab/><text:tab/>}</text:p>
      <text:p text:style-name="P19"><text:tab/><text:tab/></text:p>
      <text:p text:style-name="P19"><text:tab/><text:tab/>function remove(arr) {</text:p>
      <text:p text:style-name="P19"><text:soft-page-break/><text:tab/><text:tab/><text:tab/>// body...</text:p>
      <text:p text:style-name="P19"><text:tab/><text:tab/><text:tab/>arr.sort();</text:p>
      <text:p text:style-name="P16"/>
      <text:p text:style-name="P19"><text:tab/><text:tab/>for(i=0;i&lt;size;){</text:p>
      <text:p text:style-name="P16"/>
      <text:p text:style-name="P16"/>
      <text:p text:style-name="P19"><text:tab/><text:tab/><text:tab/>if(arr[i-1]==arr[i]){</text:p>
      <text:p text:style-name="P16"/>
      <text:p text:style-name="P19"><text:tab/><text:tab/><text:tab/><text:tab/>arr.splice(i,1);</text:p>
      <text:p text:style-name="P19"><text:tab/><text:tab/><text:tab/>}</text:p>
      <text:p text:style-name="P19"><text:tab/><text:tab/><text:tab/>else{</text:p>
      <text:p text:style-name="P19"><text:tab/><text:tab/><text:tab/><text:tab/>i++;</text:p>
      <text:p text:style-name="P19"><text:tab/><text:tab/><text:tab/>}</text:p>
      <text:p text:style-name="P19"><text:tab/><text:tab/>}document.write(arr);</text:p>
      <text:p text:style-name="P19"><text:tab/><text:tab/>}</text:p>
      <text:p text:style-name="P19"><text:tab/></text:p>
      <text:p text:style-name="P19"><text:tab/>remove(arr);</text:p>
      <text:p text:style-name="P16"/>
      <text:p text:style-name="P19"><text:tab/>&lt;/script&gt;</text:p>
      <text:p text:style-name="P19">&lt;/head&gt;</text:p>
      <text:p text:style-name="P19">&lt;body&gt;</text:p>
      <text:p text:style-name="P19">&lt;h1&gt;Hey aliens, may,this is wonderful day&lt;/h1&gt;</text:p>
      <text:p text:style-name="P19">&lt;/body&gt;</text:p>
      <text:p text:style-name="P19">&lt;/html&gt;</text:p>
      <text:p text:style-name="P16"/>
      <text:p text:style-name="P18">3. Swap two no withoud using temp variable.</text:p>
      <text:p text:style-name="P16"/>
      <text:p text:style-name="P19">function swap(a,b){</text:p>
      <text:p text:style-name="P19"><text:s text:c="2"/>a=a+b;</text:p>
      <text:p text:style-name="P19"><text:s text:c="2"/>b=a-b;</text:p>
      <text:p text:style-name="P19"><text:s text:c="2"/>a=a-b;</text:p>
      <text:p text:style-name="P19"><text:s text:c="2"/>console.log("a="+a+"b="+b);</text:p>
      <text:p text:style-name="P19">}</text:p>
      <text:p text:style-name="P19">swap(10,20);</text:p>
      <text:p text:style-name="P16"/>
      <text:p text:style-name="P18">4. Reverse a string in javascript?</text:p>
      <text:p text:style-name="P16"/>
      <text:p text:style-name="P16"/>
      <text:p text:style-name="P19">&lt;!DOCTYPE html&gt;</text:p>
      <text:p text:style-name="P19">&lt;html&gt;</text:p>
      <text:p text:style-name="P19">&lt;head&gt;</text:p>
      <text:p text:style-name="P19"><text:tab/>&lt;title&gt;ReverseString&lt;/title&gt;</text:p>
      <text:p text:style-name="P16"/>
      <text:p text:style-name="P19">&lt;script type="text/javascript"&gt;</text:p>
      <text:p text:style-name="P19"><text:tab/></text:p>
      <text:p text:style-name="P19">function ReverseStr(arr) {</text:p>
      <text:p text:style-name="P19"><text:tab/>// body...</text:p>
      <text:p text:style-name="P19"><text:soft-page-break/><text:tab/>for(let i=arr.length;i&gt;=0;i--){</text:p>
      <text:p text:style-name="P19"><text:tab/><text:tab/>//document.write(arr[i]);</text:p>
      <text:p text:style-name="P19"><text:tab/><text:tab/>console.log(arr[i]);</text:p>
      <text:p text:style-name="P19"><text:tab/>}</text:p>
      <text:p text:style-name="P19">}</text:p>
      <text:p text:style-name="P16"/>
      <text:p text:style-name="P19">ReverseStr("vikash");</text:p>
      <text:p text:style-name="P19">&lt;/script&gt;</text:p>
      <text:p text:style-name="P19">&lt;/head&gt;</text:p>
      <text:p text:style-name="P19">&lt;body&gt;</text:p>
      <text:p text:style-name="P16"/>
      <text:p text:style-name="P19">&lt;/body&gt;</text:p>
      <text:p text:style-name="P19">&lt;/html&gt;</text:p>
      <text:p text:style-name="P18">5. Given an array of numbers.</text:p>
      <text:p text:style-name="P18">On every next move you are allowed to increase exactly one of its item of array by one. ""Ex 1: [1, 2, 4] , output will be 0</text:p>
      <text:p text:style-name="P16"/>
      <text:p text:style-name="P19">function fun(arr){</text:p>
      <text:p text:style-name="P19"><text:s text:c="2"/></text:p>
      <text:p text:style-name="P19"><text:s text:c="2"/>arr.sort();</text:p>
      <text:p text:style-name="P19"><text:s text:c="2"/>let d=1;</text:p>
      <text:p text:style-name="P19"><text:s text:c="2"/>for(let i=0;i&lt;arr.length;i++){</text:p>
      <text:p text:style-name="P19"><text:s text:c="4"/>if(arr[i]&gt;arr[i+1]){</text:p>
      <text:p text:style-name="P19"><text:s text:c="6"/></text:p>
      <text:p text:style-name="P19"><text:s text:c="5"/>d=arr[i]-arr[i+1]+1;</text:p>
      <text:p text:style-name="P19"><text:s text:c="6"/>arr[i+1]=arr[i+1]+d;</text:p>
      <text:p text:style-name="P19"><text:s text:c="4"/>}</text:p>
      <text:p text:style-name="P19"><text:s text:c="4"/>if(arr[i]==arr[i+1]){</text:p>
      <text:p text:style-name="P19"><text:s text:c="6"/>d++;</text:p>
      <text:p text:style-name="P19"><text:s text:c="4"/>}</text:p>
      <text:p text:style-name="P19"><text:s text:c="2"/>}</text:p>
      <text:p text:style-name="P19"><text:s text:c="2"/>console.log(d);</text:p>
      <text:p text:style-name="P19">}</text:p>
      <text:p text:style-name="P19">fun([1,9,1]);</text:p>
      <text:p text:style-name="P16"/>
      <text:p text:style-name="P18">6. Write a method that labels of domain as 'Bussiness','Company','CallingService','Technology' for .com,.org,.net or .info respectively.</text:p>
      <text:p text:style-name="P16"/>
      <text:p text:style-name="P19">function Fun(str){</text:p>
      <text:p text:style-name="P19"><text:s text:c="2"/></text:p>
      <text:p text:style-name="P19"><text:s text:c="2"/>let br=[];</text:p>
      <text:p text:style-name="P19"><text:s text:c="2"/>br=str.split(".");</text:p>
      <text:p text:style-name="P19"><text:s text:c="2"/>let size=br.length;</text:p>
      <text:p text:style-name="P19"><text:s text:c="2"/>//console.log(br);</text:p>
      <text:p text:style-name="P19"><text:s/>// console.log(br[size-1]);</text:p>
      <text:p text:style-name="P19"><text:s text:c="2"/>if(br[size-1]=="com"){</text:p>
      <text:p text:style-name="P19"><text:soft-page-break/><text:s text:c="4"/>console.log("company");</text:p>
      <text:p text:style-name="P19"><text:s text:c="2"/>}</text:p>
      <text:p text:style-name="P19"><text:s text:c="2"/>if(br[size-1]=="org"){console.log("Organization");}</text:p>
      <text:p text:style-name="P19"><text:s text:c="2"/>if(br[size-1]=="edu"){console.log("Edication");}</text:p>
      <text:p text:style-name="P19"><text:s text:c="2"/>if(br[size-1]=="info"){console.log("Technical");}</text:p>
      <text:p text:style-name="P19">}</text:p>
      <text:p text:style-name="P19">Fun("google.org");</text:p>
      <text:p text:style-name="P16"/>
      <text:p text:style-name="P16"/>
      <text:p text:style-name="P17">7. A print company wants a method to calculate last number prints by printer if you pass the current number and number of digit for print.</text:p>
      <text:p text:style-name="P16"/>
      <text:p text:style-name="P16">function fun(a,b){</text:p>
      <text:p text:style-name="P16"><text:s text:c="2"/></text:p>
      <text:p text:style-name="P16"><text:s text:c="2"/>let arr=[];</text:p>
      <text:p text:style-name="P16"><text:s text:c="2"/>for(let i=1;i&lt;=b;i++){</text:p>
      <text:p text:style-name="P16"><text:s text:c="4"/></text:p>
      <text:p text:style-name="P16"><text:s text:c="4"/>if(a&gt;a+1){i=i+1;}</text:p>
      <text:p text:style-name="P16"><text:s text:c="4"/>arr.push(a);</text:p>
      <text:p text:style-name="P16"><text:s text:c="4"/>a=a+1;</text:p>
      <text:p text:style-name="P16"><text:s text:c="2"/>}</text:p>
      <text:p text:style-name="P16"><text:s text:c="2"/>console.log(a);</text:p>
      <text:p text:style-name="P16">}</text:p>
      <text:p text:style-name="P15">fun(12,3);</text:p>
      <text:p text:style-name="P8"/>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erif1" svg:font-family="'Liberation Serif'"/>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11pt" fo:language="en" fo:country="none" fo:font-weight="normal" style:font-size-asian="11pt" style:font-weight-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23T23:50:06.886118661</dc:date>
    <meta:editing-duration>PT7M55S</meta:editing-duration>
    <meta:editing-cycles>4</meta:editing-cycles>
    <meta:generator>LibreOffice/6.0.7.3$Linux_X86_64 LibreOffice_project/00m0$Build-3</meta:generator>
    <meta:document-statistic meta:table-count="0" meta:image-count="0" meta:object-count="0" meta:page-count="55" meta:paragraph-count="1319" meta:word-count="2820" meta:character-count="33008" meta:non-whitespace-character-count="22350"/>
  </office:meta>
</office:document-meta>
</file>